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inherit" svg:font-family="inherit"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2083in" fo:margin-bottom="0.1041in" fo:line-height="100%" fo:background-color="#FFFFFF"/>
      <style:text-properties style:font-name="Times New Roman" style:font-name-asian="Times New Roman" fo:color="#333333" fo:font-size="12pt" style:font-size-asian="12pt" style:font-size-complex="12pt" fo:language="en" fo:country="US" style:language-asian="es" style:country-asian="CO"/>
    </style:style>
    <style:style style:name="P2" style:parent-style-name="Normal" style:family="paragraph">
      <style:paragraph-properties fo:margin-top="0.2083in" fo:margin-bottom="0.1041in" fo:line-height="100%" fo:background-color="#FFFFFF"/>
      <style:text-properties style:font-name="Times New Roman" style:font-name-asian="Times New Roman" fo:color="#333333" fo:font-size="12pt" style:font-size-asian="12pt" style:font-size-complex="12pt" style:language-asian="es" style:country-asian="CO"/>
    </style:style>
    <style:style style:name="TableColumn4" style:family="table-column">
      <style:table-column-properties style:column-width="1.6187in"/>
    </style:style>
    <style:style style:name="TableColumn5" style:family="table-column">
      <style:table-column-properties style:column-width="1.5819in"/>
    </style:style>
    <style:style style:name="TableColumn6" style:family="table-column">
      <style:table-column-properties style:column-width="1.5819in"/>
    </style:style>
    <style:style style:name="Table3" style:family="table">
      <style:table-properties style:width="4.7826in" fo:margin-left="0in" table:align="center"/>
    </style:style>
    <style:style style:name="TableRow7" style:family="table-row">
      <style:table-row-properties/>
    </style:style>
    <style:style style:name="TableCell8" style:family="table-cell">
      <style:table-cell-properties fo:border="0.0069in solid #000000" style:writing-mode="lr-tb" style:vertical-align="middle" fo:padding-top="0in" fo:padding-left="0.075in" fo:padding-bottom="0in" fo:padding-right="0.075in"/>
    </style:style>
    <style:style style:name="P9"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Row14" style:family="table-row">
      <style:table-row-properties/>
    </style:style>
    <style:style style:name="TableCell15" style:family="table-cell">
      <style:table-cell-properties fo:border="0.0069in solid #000000" style:writing-mode="lr-tb" style:vertical-align="middle" fo:padding-top="0in" fo:padding-left="0.075in" fo:padding-bottom="0in" fo:padding-right="0.075in"/>
    </style:style>
    <style:style style:name="P16"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text-align="center" fo:margin-top="0.2083in" fo:margin-bottom="0.1041in" fo:line-height="100%"/>
    </style:style>
    <style:style style:name="T19" style:parent-style-name="Fuentedepárrafopredeter." style:family="text">
      <style:text-properties style:font-name="Times New Roman" fo:color="#000000" fo:font-size="12pt" style:font-size-asian="12pt" style:font-size-complex="12pt"/>
    </style:style>
    <style:style style:name="TableCell20" style:family="table-cell">
      <style:table-cell-properties fo:border="0.0069in solid #000000" style:writing-mode="lr-tb" style:vertical-align="middle" fo:padding-top="0in" fo:padding-left="0.075in" fo:padding-bottom="0in" fo:padding-right="0.075in"/>
    </style:style>
    <style:style style:name="P21" style:parent-style-name="Normal" style:family="paragraph">
      <style:paragraph-properties fo:text-align="center" fo:margin-top="0.2083in" fo:margin-bottom="0.1041in" fo:line-height="100%"/>
    </style:style>
    <style:style style:name="T22" style:parent-style-name="Fuentedepárrafopredeter." style:family="text">
      <style:text-properties style:font-name="Times New Roman" fo:color="#000000" fo:font-size="12pt" style:font-size-asian="12pt" style:font-size-complex="12pt"/>
    </style:style>
    <style:style style:name="TableRow23" style:family="table-row">
      <style:table-row-properties/>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26" style:family="table-cell">
      <style:table-cell-properties fo:border="0.0069in solid #000000" style:writing-mode="lr-tb" style:vertical-align="middle" fo:padding-top="0in" fo:padding-left="0.075in" fo:padding-bottom="0in" fo:padding-right="0.075in"/>
    </style:style>
    <style:style style:name="P27" style:parent-style-name="Normal" style:family="paragraph">
      <style:paragraph-properties fo:text-align="center" fo:margin-top="0.2083in" fo:margin-bottom="0.1041in" fo:line-height="100%"/>
    </style:style>
    <style:style style:name="T28" style:parent-style-name="Fuentedepárrafopredeter." style:family="text">
      <style:text-properties style:font-name="Times New Roman" fo:color="#000000" fo:font-size="12pt" style:font-size-asian="12pt" style:font-size-complex="12p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text-align="center" fo:margin-top="0.2083in" fo:margin-bottom="0.1041in" fo:line-height="100%"/>
    </style:style>
    <style:style style:name="T31" style:parent-style-name="Fuentedepárrafopredeter." style:family="text">
      <style:text-properties style:font-name="Times New Roman" fo:color="#000000" fo:font-size="12pt" style:font-size-asian="12pt" style:font-size-complex="12pt"/>
    </style:style>
    <style:style style:name="TableRow32" style:family="table-row">
      <style:table-row-properties/>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Normal" style:family="paragraph">
      <style:paragraph-properties fo:text-align="center" fo:margin-top="0.2083in" fo:margin-bottom="0.1041in" fo:line-height="100%"/>
    </style:style>
    <style:style style:name="T37" style:parent-style-name="Fuentedepárrafopredeter." style:family="text">
      <style:text-properties style:font-name="Times New Roman" fo:color="#000000" fo:font-size="12pt" style:font-size-asian="12pt" style:font-size-complex="12pt"/>
    </style:style>
    <style:style style:name="TableCell38" style:family="table-cell">
      <style:table-cell-properties fo:border="0.0069in solid #000000" style:writing-mode="lr-tb" style:vertical-align="middle" fo:padding-top="0in" fo:padding-left="0.075in" fo:padding-bottom="0in" fo:padding-right="0.075in"/>
    </style:style>
    <style:style style:name="P39" style:parent-style-name="Normal" style:family="paragraph">
      <style:paragraph-properties fo:text-align="center" fo:margin-top="0.2083in" fo:margin-bottom="0.1041in" fo:line-height="100%"/>
    </style:style>
    <style:style style:name="T40" style:parent-style-name="Fuentedepárrafopredeter." style:family="text">
      <style:text-properties style:font-name="Times New Roman" fo:color="#000000" fo:font-size="12pt" style:font-size-asian="12pt" style:font-size-complex="12pt"/>
    </style:style>
    <style:style style:name="TableRow41" style:family="table-row">
      <style:table-row-properties/>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al" style:family="paragraph">
      <style:paragraph-properties fo:text-align="center" fo:margin-top="0.2083in" fo:margin-bottom="0.1041in" fo:line-height="100%"/>
    </style:style>
    <style:style style:name="T46" style:parent-style-name="Fuentedepárrafopredeter." style:family="text">
      <style:text-properties style:font-name="Times New Roman" fo:color="#000000" fo:font-size="12pt" style:font-size-asian="12pt" style:font-size-complex="12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text-align="center" fo:margin-top="0.2083in" fo:margin-bottom="0.1041in" fo:line-height="100%"/>
    </style:style>
    <style:style style:name="T49" style:parent-style-name="Fuentedepárrafopredeter." style:family="text">
      <style:text-properties style:font-name="Times New Roman" fo:color="#000000" fo:font-size="12pt" style:font-size-asian="12pt" style:font-size-complex="12pt"/>
    </style:style>
    <style:style style:name="TableRow50" style:family="table-row">
      <style:table-row-properties/>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top="0.2083in" fo:margin-bottom="0.1041in" fo:line-height="100%"/>
    </style:style>
    <style:style style:name="T55" style:parent-style-name="Fuentedepárrafopredeter." style:family="text">
      <style:text-properties style:font-name="Times New Roman" fo:color="#000000" fo:font-size="12pt" style:font-size-asian="12pt" style:font-size-complex="12pt"/>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margin-top="0.2083in" fo:margin-bottom="0.1041in" fo:line-height="100%"/>
    </style:style>
    <style:style style:name="T58" style:parent-style-name="Fuentedepárrafopredeter." style:family="text">
      <style:text-properties style:font-name="Times New Roman" fo:color="#000000" fo:font-size="12pt" style:font-size-asian="12pt" style:font-size-complex="12pt"/>
    </style:style>
    <style:style style:name="TableRow59" style:family="table-row">
      <style:table-row-propertie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text-align="center" fo:margin-top="0.2083in" fo:margin-bottom="0.1041in" fo:line-height="100%"/>
    </style:style>
    <style:style style:name="T64" style:parent-style-name="Fuentedepárrafopredeter." style:family="text">
      <style:text-properties style:font-name="Times New Roman" fo:color="#000000" fo:font-size="12pt" style:font-size-asian="12pt" style:font-size-complex="12pt"/>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fo:margin-top="0.2083in" fo:margin-bottom="0.1041in" fo:line-height="100%"/>
    </style:style>
    <style:style style:name="T67" style:parent-style-name="Fuentedepárrafopredeter." style:family="text">
      <style:text-properties style:font-name="Times New Roman" fo:color="#000000" fo:font-size="12pt" style:font-size-asian="12pt" style:font-size-complex="12pt"/>
    </style:style>
    <style:style style:name="TableRow68" style:family="table-row">
      <style:table-row-propertie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paragraph-properties fo:text-align="center" fo:margin-top="0.2083in" fo:margin-bottom="0.1041in" fo:line-height="100%"/>
    </style:style>
    <style:style style:name="T73" style:parent-style-name="Fuentedepárrafopredeter." style:family="text">
      <style:text-properties style:font-name="Times New Roman" fo:color="#000000" fo:font-size="12pt" style:font-size-asian="12pt" style:font-size-complex="12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top="0.2083in" fo:margin-bottom="0.1041in" fo:line-height="100%"/>
    </style:style>
    <style:style style:name="T76" style:parent-style-name="Fuentedepárrafopredeter." style:family="text">
      <style:text-properties style:font-name="Times New Roman" fo:color="#000000" fo:font-size="12pt" style:font-size-asian="12pt" style:font-size-complex="12pt"/>
    </style:style>
    <style:style style:name="TableRow77" style:family="table-row">
      <style:table-row-propertie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Normal" style:family="paragraph">
      <style:paragraph-properties fo:text-align="center" fo:margin-top="0.2083in" fo:margin-bottom="0.1041in" fo:line-height="100%"/>
    </style:style>
    <style:style style:name="T82" style:parent-style-name="Fuentedepárrafopredeter." style:family="text">
      <style:text-properties style:font-name="Times New Roman" fo:color="#000000" fo:font-size="12pt" style:font-size-asian="12pt" style:font-size-complex="12pt"/>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text-align="center" fo:margin-top="0.2083in" fo:margin-bottom="0.1041in" fo:line-height="100%"/>
    </style:style>
    <style:style style:name="T85" style:parent-style-name="Fuentedepárrafopredeter." style:family="text">
      <style:text-properties style:font-name="Times New Roman" fo:color="#000000" fo:font-size="12pt" style:font-size-asian="12pt" style:font-size-complex="12pt"/>
    </style:style>
    <style:style style:name="TableRow86" style:family="table-row">
      <style:table-row-propertie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al" style:family="paragraph">
      <style:paragraph-properties fo:text-align="center" fo:margin-top="0.2083in" fo:margin-bottom="0.1041in" fo:line-height="100%"/>
    </style:style>
    <style:style style:name="T91" style:parent-style-name="Fuentedepárrafopredeter." style:family="text">
      <style:text-properties style:font-name="Times New Roman" fo:color="#000000" fo:font-size="12pt" style:font-size-asian="12pt" style:font-size-complex="12pt"/>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text-align="center" fo:margin-top="0.2083in" fo:margin-bottom="0.1041in" fo:line-height="100%"/>
    </style:style>
    <style:style style:name="T94" style:parent-style-name="Fuentedepárrafopredeter." style:family="text">
      <style:text-properties style:font-name="Times New Roman" fo:color="#000000" fo:font-size="12pt" style:font-size-asian="12pt" style:font-size-complex="12pt"/>
    </style:style>
    <style:style style:name="TableRow95" style:family="table-row">
      <style:table-row-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Normal" style:family="paragraph">
      <style:paragraph-properties fo:text-align="center" fo:margin-top="0.2083in" fo:margin-bottom="0.1041in" fo:line-height="100%"/>
    </style:style>
    <style:style style:name="T100" style:parent-style-name="Fuentedepárrafopredeter." style:family="text">
      <style:text-properties style:font-name="Times New Roman" fo:color="#000000" fo:font-size="12pt" style:font-size-asian="12pt" style:font-size-complex="12pt"/>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Normal" style:family="paragraph">
      <style:paragraph-properties fo:text-align="center" fo:margin-top="0.2083in" fo:margin-bottom="0.1041in" fo:line-height="100%"/>
    </style:style>
    <style:style style:name="T103" style:parent-style-name="Fuentedepárrafopredeter." style:family="text">
      <style:text-properties style:font-name="Times New Roman" fo:color="#000000" fo:font-size="12pt" style:font-size-asian="12pt" style:font-size-complex="12pt"/>
    </style:style>
    <style:style style:name="TableRow104" style:family="table-row">
      <style:table-row-properties/>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Normal" style:family="paragraph">
      <style:paragraph-properties fo:text-align="center" fo:margin-top="0.2083in" fo:margin-bottom="0.1041in" fo:line-height="100%"/>
    </style:style>
    <style:style style:name="T109" style:parent-style-name="Fuentedepárrafopredeter." style:family="text">
      <style:text-properties style:font-name="Times New Roman" fo:color="#000000" fo:font-size="12pt" style:font-size-asian="12pt" style:font-size-complex="12pt"/>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al" style:family="paragraph">
      <style:paragraph-properties fo:text-align="center" fo:margin-top="0.2083in" fo:margin-bottom="0.1041in" fo:line-height="100%"/>
    </style:style>
    <style:style style:name="T112" style:parent-style-name="Fuentedepárrafopredeter." style:family="text">
      <style:text-properties style:font-name="Times New Roman" fo:color="#000000" fo:font-size="12pt" style:font-size-asian="12pt" style:font-size-complex="12pt"/>
    </style:style>
    <style:style style:name="TableRow113" style:family="table-row">
      <style:table-row-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Normal" style:family="paragraph">
      <style:paragraph-properties fo:text-align="center" fo:margin-top="0.2083in" fo:margin-bottom="0.1041in" fo:line-height="100%"/>
    </style:style>
    <style:style style:name="T118" style:parent-style-name="Fuentedepárrafopredeter." style:family="text">
      <style:text-properties style:font-name="Times New Roman" fo:color="#000000" fo:font-size="12pt" style:font-size-asian="12pt" style:font-size-complex="12pt"/>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Normal" style:family="paragraph">
      <style:paragraph-properties fo:text-align="center" fo:margin-top="0.2083in" fo:margin-bottom="0.1041in" fo:line-height="100%"/>
    </style:style>
    <style:style style:name="T121" style:parent-style-name="Fuentedepárrafopredeter." style:family="text">
      <style:text-properties style:font-name="Times New Roman" fo:color="#000000" fo:font-size="12pt" style:font-size-asian="12pt" style:font-size-complex="12pt"/>
    </style:style>
    <style:style style:name="TableRow122" style:family="table-row">
      <style:table-row-properties/>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Normal" style:family="paragraph">
      <style:paragraph-properties fo:text-align="center"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Normal" style:family="paragraph">
      <style:paragraph-properties fo:text-align="center" fo:margin-top="0.2083in" fo:margin-bottom="0.1041in" fo:line-height="100%"/>
    </style:style>
    <style:style style:name="T127" style:parent-style-name="Fuentedepárrafopredeter." style:family="text">
      <style:text-properties style:font-name="Times New Roman" fo:color="#000000" fo:font-size="12pt" style:font-size-asian="12pt" style:font-size-complex="12pt"/>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Normal" style:family="paragraph">
      <style:paragraph-properties fo:text-align="center" fo:margin-top="0.2083in" fo:margin-bottom="0.1041in" fo:line-height="100%"/>
    </style:style>
    <style:style style:name="T130" style:parent-style-name="Fuentedepárrafopredeter." style:family="text">
      <style:text-properties style:font-name="Times New Roman" fo:color="#000000" fo:font-size="12pt" style:font-size-asian="12pt" style:font-size-complex="12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34" style:family="table-cell">
      <style:table-cell-properties fo:border="0.0069in solid #000000" style:writing-mode="lr-tb" style:vertical-align="bottom" fo:padding-top="0in" fo:padding-left="0.075in" fo:padding-bottom="0in" fo:padding-right="0.075in"/>
    </style:style>
    <style:style style:name="P135" style:parent-style-name="Normal" style:family="paragraph">
      <style:paragraph-properties fo:text-align="center" fo:margin-top="0.2083in" fo:margin-bottom="0.1041in" fo:line-height="100%"/>
    </style:style>
    <style:style style:name="T136" style:parent-style-name="Fuentedepárrafopredeter." style:family="text">
      <style:text-properties style:font-name="Times New Roman" fo:color="#000000" fo:font-size="12pt" style:font-size-asian="12pt" style:font-size-complex="12pt"/>
    </style:style>
    <style:style style:name="TableCell137" style:family="table-cell">
      <style:table-cell-properties fo:border="0.0069in solid #000000" style:writing-mode="lr-tb" style:vertical-align="bottom" fo:padding-top="0in" fo:padding-left="0.075in" fo:padding-bottom="0in" fo:padding-right="0.075in"/>
    </style:style>
    <style:style style:name="P138" style:parent-style-name="Normal" style:family="paragraph">
      <style:paragraph-properties fo:text-align="center" fo:margin-top="0.2083in" fo:margin-bottom="0.1041in" fo:line-height="100%"/>
    </style:style>
    <style:style style:name="T139" style:parent-style-name="Fuentedepárrafopredeter." style:family="text">
      <style:text-properties style:font-name="Times New Roman" fo:color="#000000" fo:font-size="12pt" style:font-size-asian="12pt" style:font-size-complex="12pt"/>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43" style:family="table-cell">
      <style:table-cell-properties fo:border="0.0069in solid #000000" style:writing-mode="lr-tb" style:vertical-align="bottom" fo:padding-top="0in" fo:padding-left="0.075in" fo:padding-bottom="0in" fo:padding-right="0.075in"/>
    </style:style>
    <style:style style:name="P144" style:parent-style-name="Normal" style:family="paragraph">
      <style:paragraph-properties fo:text-align="center" fo:margin-top="0.2083in" fo:margin-bottom="0.1041in" fo:line-height="100%"/>
    </style:style>
    <style:style style:name="T145" style:parent-style-name="Fuentedepárrafopredeter." style:family="text">
      <style:text-properties style:font-name="Times New Roman" fo:color="#000000" fo:font-size="12pt" style:font-size-asian="12pt" style:font-size-complex="12pt"/>
    </style:style>
    <style:style style:name="TableCell146" style:family="table-cell">
      <style:table-cell-properties fo:border="0.0069in solid #000000" style:writing-mode="lr-tb" style:vertical-align="bottom" fo:padding-top="0in" fo:padding-left="0.075in" fo:padding-bottom="0in" fo:padding-right="0.075in"/>
    </style:style>
    <style:style style:name="P147" style:parent-style-name="Normal" style:family="paragraph">
      <style:paragraph-properties fo:text-align="center" fo:margin-top="0.2083in" fo:margin-bottom="0.1041in" fo:line-height="100%"/>
    </style:style>
    <style:style style:name="T148" style:parent-style-name="Fuentedepárrafopredeter." style:family="text">
      <style:text-properties style:font-name="Times New Roman" fo:color="#000000" fo:font-size="12pt" style:font-size-asian="12pt" style:font-size-complex="12pt"/>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52" style:family="table-cell">
      <style:table-cell-properties fo:border="0.0069in solid #000000" style:writing-mode="lr-tb" style:vertical-align="bottom" fo:padding-top="0in" fo:padding-left="0.075in" fo:padding-bottom="0in" fo:padding-right="0.075in"/>
    </style:style>
    <style:style style:name="P153" style:parent-style-name="Normal" style:family="paragraph">
      <style:paragraph-properties fo:text-align="center" fo:margin-top="0.2083in" fo:margin-bottom="0.1041in" fo:line-height="100%"/>
    </style:style>
    <style:style style:name="T154" style:parent-style-name="Fuentedepárrafopredeter." style:family="text">
      <style:text-properties style:font-name="Times New Roman" fo:color="#000000" fo:font-size="12pt" style:font-size-asian="12pt" style:font-size-complex="12pt"/>
    </style:style>
    <style:style style:name="TableCell155" style:family="table-cell">
      <style:table-cell-properties fo:border="0.0069in solid #000000" style:writing-mode="lr-tb" style:vertical-align="bottom" fo:padding-top="0in" fo:padding-left="0.075in" fo:padding-bottom="0in" fo:padding-right="0.075in"/>
    </style:style>
    <style:style style:name="P156" style:parent-style-name="Normal" style:family="paragraph">
      <style:paragraph-properties fo:text-align="center" fo:margin-top="0.2083in" fo:margin-bottom="0.1041in" fo:line-height="100%"/>
    </style:style>
    <style:style style:name="T157" style:parent-style-name="Fuentedepárrafopredeter." style:family="text">
      <style:text-properties style:font-name="Times New Roman" fo:color="#000000" fo:font-size="12pt" style:font-size-asian="12pt" style:font-size-complex="12p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61" style:family="table-cell">
      <style:table-cell-properties fo:border="0.0069in solid #000000" style:writing-mode="lr-tb" style:vertical-align="bottom" fo:padding-top="0in" fo:padding-left="0.075in" fo:padding-bottom="0in" fo:padding-right="0.075in"/>
    </style:style>
    <style:style style:name="P162" style:parent-style-name="Normal" style:family="paragraph">
      <style:paragraph-properties fo:text-align="center" fo:margin-top="0.2083in" fo:margin-bottom="0.1041in" fo:line-height="100%"/>
    </style:style>
    <style:style style:name="T163" style:parent-style-name="Fuentedepárrafopredeter." style:family="text">
      <style:text-properties style:font-name="Times New Roman" fo:color="#000000" fo:font-size="12pt" style:font-size-asian="12pt" style:font-size-complex="12pt"/>
    </style:style>
    <style:style style:name="TableCell164" style:family="table-cell">
      <style:table-cell-properties fo:border="0.0069in solid #000000" style:writing-mode="lr-tb" style:vertical-align="bottom" fo:padding-top="0in" fo:padding-left="0.075in" fo:padding-bottom="0in" fo:padding-right="0.075in"/>
    </style:style>
    <style:style style:name="P165" style:parent-style-name="Normal" style:family="paragraph">
      <style:paragraph-properties fo:text-align="center" fo:margin-top="0.2083in" fo:margin-bottom="0.1041in" fo:line-height="100%"/>
    </style:style>
    <style:style style:name="T166" style:parent-style-name="Fuentedepárrafopredeter." style:family="text">
      <style:text-properties style:font-name="Times New Roman" fo:color="#000000"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70" style:family="table-cell">
      <style:table-cell-properties fo:border="0.0069in solid #000000" style:writing-mode="lr-tb" style:vertical-align="bottom" fo:padding-top="0in" fo:padding-left="0.075in" fo:padding-bottom="0in" fo:padding-right="0.075in"/>
    </style:style>
    <style:style style:name="P171" style:parent-style-name="Normal" style:family="paragraph">
      <style:paragraph-properties fo:text-align="center" fo:margin-top="0.2083in" fo:margin-bottom="0.1041in" fo:line-height="100%"/>
    </style:style>
    <style:style style:name="T172" style:parent-style-name="Fuentedepárrafopredeter." style:family="text">
      <style:text-properties style:font-name="Times New Roman" fo:color="#000000" fo:font-size="12pt" style:font-size-asian="12pt" style:font-size-complex="12pt"/>
    </style:style>
    <style:style style:name="TableCell173" style:family="table-cell">
      <style:table-cell-properties fo:border="0.0069in solid #000000" style:writing-mode="lr-tb" style:vertical-align="bottom" fo:padding-top="0in" fo:padding-left="0.075in" fo:padding-bottom="0in" fo:padding-right="0.075in"/>
    </style:style>
    <style:style style:name="P174" style:parent-style-name="Normal" style:family="paragraph">
      <style:paragraph-properties fo:text-align="center" fo:margin-top="0.2083in" fo:margin-bottom="0.1041in" fo:line-height="100%"/>
    </style:style>
    <style:style style:name="T175" style:parent-style-name="Fuentedepárrafopredeter." style:family="text">
      <style:text-properties style:font-name="Times New Roman" fo:color="#000000" fo:font-size="12pt" style:font-size-asian="12pt" style:font-size-complex="12pt"/>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79" style:family="table-cell">
      <style:table-cell-properties fo:border="0.0069in solid #000000" style:writing-mode="lr-tb" style:vertical-align="bottom" fo:padding-top="0in" fo:padding-left="0.075in" fo:padding-bottom="0in" fo:padding-right="0.075in"/>
    </style:style>
    <style:style style:name="P180" style:parent-style-name="Normal" style:family="paragraph">
      <style:paragraph-properties fo:text-align="center" fo:margin-top="0.2083in" fo:margin-bottom="0.1041in" fo:line-height="100%"/>
    </style:style>
    <style:style style:name="T181" style:parent-style-name="Fuentedepárrafopredeter." style:family="text">
      <style:text-properties style:font-name="Times New Roman" fo:color="#000000" fo:font-size="12pt" style:font-size-asian="12pt" style:font-size-complex="12pt"/>
    </style:style>
    <style:style style:name="TableCell182" style:family="table-cell">
      <style:table-cell-properties fo:border="0.0069in solid #000000" style:writing-mode="lr-tb" style:vertical-align="bottom" fo:padding-top="0in" fo:padding-left="0.075in" fo:padding-bottom="0in" fo:padding-right="0.075in"/>
    </style:style>
    <style:style style:name="P183" style:parent-style-name="Normal" style:family="paragraph">
      <style:paragraph-properties fo:text-align="center" fo:margin-top="0.2083in" fo:margin-bottom="0.1041in" fo:line-height="100%"/>
    </style:style>
    <style:style style:name="T184" style:parent-style-name="Fuentedepárrafopredeter." style:family="text">
      <style:text-properties style:font-name="Times New Roman" fo:color="#000000" fo:font-size="12pt" style:font-size-asian="12pt" style:font-size-complex="12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88" style:family="table-cell">
      <style:table-cell-properties fo:border="0.0069in solid #000000" style:writing-mode="lr-tb" style:vertical-align="bottom" fo:padding-top="0in" fo:padding-left="0.075in" fo:padding-bottom="0in" fo:padding-right="0.075in"/>
    </style:style>
    <style:style style:name="P189" style:parent-style-name="Normal" style:family="paragraph">
      <style:paragraph-properties fo:text-align="center" fo:margin-top="0.2083in" fo:margin-bottom="0.1041in" fo:line-height="100%"/>
    </style:style>
    <style:style style:name="T190" style:parent-style-name="Fuentedepárrafopredeter." style:family="text">
      <style:text-properties style:font-name="Times New Roman" fo:color="#000000" fo:font-size="12pt" style:font-size-asian="12pt" style:font-size-complex="12pt"/>
    </style:style>
    <style:style style:name="TableCell191" style:family="table-cell">
      <style:table-cell-properties fo:border="0.0069in solid #000000" style:writing-mode="lr-tb" style:vertical-align="bottom" fo:padding-top="0in" fo:padding-left="0.075in" fo:padding-bottom="0in" fo:padding-right="0.075in"/>
    </style:style>
    <style:style style:name="P192" style:parent-style-name="Normal" style:family="paragraph">
      <style:paragraph-properties fo:text-align="center" fo:margin-top="0.2083in" fo:margin-bottom="0.1041in" fo:line-height="100%"/>
    </style:style>
    <style:style style:name="T193" style:parent-style-name="Fuentedepárrafopredeter." style:family="text">
      <style:text-properties style:font-name="Times New Roman" fo:color="#000000" fo:font-size="12pt" style:font-size-asian="12pt" style:font-size-complex="12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197" style:family="table-cell">
      <style:table-cell-properties fo:border="0.0069in solid #000000" style:writing-mode="lr-tb" style:vertical-align="bottom" fo:padding-top="0in" fo:padding-left="0.075in" fo:padding-bottom="0in" fo:padding-right="0.075in"/>
    </style:style>
    <style:style style:name="P198" style:parent-style-name="Normal" style:family="paragraph">
      <style:paragraph-properties fo:text-align="center" fo:margin-top="0.2083in" fo:margin-bottom="0.1041in" fo:line-height="100%"/>
    </style:style>
    <style:style style:name="T199" style:parent-style-name="Fuentedepárrafopredeter." style:family="text">
      <style:text-properties style:font-name="Times New Roman" fo:color="#000000" fo:font-size="12pt" style:font-size-asian="12pt" style:font-size-complex="12pt"/>
    </style:style>
    <style:style style:name="TableCell200" style:family="table-cell">
      <style:table-cell-properties fo:border="0.0069in solid #000000" style:writing-mode="lr-tb" style:vertical-align="bottom" fo:padding-top="0in" fo:padding-left="0.075in" fo:padding-bottom="0in" fo:padding-right="0.075in"/>
    </style:style>
    <style:style style:name="P201" style:parent-style-name="Normal" style:family="paragraph">
      <style:paragraph-properties fo:text-align="center" fo:margin-top="0.2083in" fo:margin-bottom="0.1041in" fo:line-height="100%"/>
    </style:style>
    <style:style style:name="T202" style:parent-style-name="Fuentedepárrafopredeter." style:family="text">
      <style:text-properties style:font-name="Times New Roman" fo:color="#000000" fo:font-size="12pt" style:font-size-asian="12pt" style:font-size-complex="12p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206" style:family="table-cell">
      <style:table-cell-properties fo:border="0.0069in solid #000000" style:writing-mode="lr-tb" style:vertical-align="bottom" fo:padding-top="0in" fo:padding-left="0.075in" fo:padding-bottom="0in" fo:padding-right="0.075in"/>
    </style:style>
    <style:style style:name="P207" style:parent-style-name="Normal" style:family="paragraph">
      <style:paragraph-properties fo:text-align="center" fo:margin-top="0.2083in" fo:margin-bottom="0.1041in" fo:line-height="100%"/>
    </style:style>
    <style:style style:name="T208" style:parent-style-name="Fuentedepárrafopredeter." style:family="text">
      <style:text-properties style:font-name="Times New Roman" fo:color="#000000" fo:font-size="12pt" style:font-size-asian="12pt" style:font-size-complex="12pt"/>
    </style:style>
    <style:style style:name="TableCell209" style:family="table-cell">
      <style:table-cell-properties fo:border="0.0069in solid #000000" style:writing-mode="lr-tb" style:vertical-align="bottom" fo:padding-top="0in" fo:padding-left="0.075in" fo:padding-bottom="0in" fo:padding-right="0.075in"/>
    </style:style>
    <style:style style:name="P210" style:parent-style-name="Normal" style:family="paragraph">
      <style:paragraph-properties fo:text-align="center" fo:margin-top="0.2083in" fo:margin-bottom="0.1041in" fo:line-height="100%"/>
    </style:style>
    <style:style style:name="T211" style:parent-style-name="Fuentedepárrafopredeter." style:family="text">
      <style:text-properties style:font-name="Times New Roman" fo:color="#000000" fo:font-size="12pt" style:font-size-asian="12pt" style:font-size-complex="12p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215" style:family="table-cell">
      <style:table-cell-properties fo:border="0.0069in solid #000000" style:writing-mode="lr-tb" style:vertical-align="bottom" fo:padding-top="0in" fo:padding-left="0.075in" fo:padding-bottom="0in" fo:padding-right="0.075in"/>
    </style:style>
    <style:style style:name="P216" style:parent-style-name="Normal" style:family="paragraph">
      <style:paragraph-properties fo:text-align="center" fo:margin-top="0.2083in" fo:margin-bottom="0.1041in" fo:line-height="100%"/>
    </style:style>
    <style:style style:name="T217" style:parent-style-name="Fuentedepárrafopredeter." style:family="text">
      <style:text-properties style:font-name="Times New Roman" fo:color="#000000" fo:font-size="12pt" style:font-size-asian="12pt" style:font-size-complex="12pt"/>
    </style:style>
    <style:style style:name="TableCell218" style:family="table-cell">
      <style:table-cell-properties fo:border="0.0069in solid #000000" style:writing-mode="lr-tb" style:vertical-align="bottom" fo:padding-top="0in" fo:padding-left="0.075in" fo:padding-bottom="0in" fo:padding-right="0.075in"/>
    </style:style>
    <style:style style:name="P219" style:parent-style-name="Normal" style:family="paragraph">
      <style:paragraph-properties fo:text-align="center" fo:margin-top="0.2083in" fo:margin-bottom="0.1041in" fo:line-height="100%"/>
    </style:style>
    <style:style style:name="T220" style:parent-style-name="Fuentedepárrafopredeter." style:family="text">
      <style:text-properties style:font-name="Times New Roman" fo:color="#000000" fo:font-size="12pt" style:font-size-asian="12pt" style:font-size-complex="12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224" style:family="table-cell">
      <style:table-cell-properties fo:border="0.0069in solid #000000" style:writing-mode="lr-tb" style:vertical-align="bottom" fo:padding-top="0in" fo:padding-left="0.075in" fo:padding-bottom="0in" fo:padding-right="0.075in"/>
    </style:style>
    <style:style style:name="P225" style:parent-style-name="Normal" style:family="paragraph">
      <style:paragraph-properties fo:text-align="center" fo:margin-top="0.2083in" fo:margin-bottom="0.1041in" fo:line-height="100%"/>
    </style:style>
    <style:style style:name="T226" style:parent-style-name="Fuentedepárrafopredeter." style:family="text">
      <style:text-properties style:font-name="Times New Roman" fo:color="#000000" fo:font-size="12pt" style:font-size-asian="12pt" style:font-size-complex="12pt"/>
    </style:style>
    <style:style style:name="TableCell227" style:family="table-cell">
      <style:table-cell-properties fo:border="0.0069in solid #000000" style:writing-mode="lr-tb" style:vertical-align="bottom" fo:padding-top="0in" fo:padding-left="0.075in" fo:padding-bottom="0in" fo:padding-right="0.075in"/>
    </style:style>
    <style:style style:name="P228" style:parent-style-name="Normal" style:family="paragraph">
      <style:paragraph-properties fo:text-align="center" fo:margin-top="0.2083in" fo:margin-bottom="0.1041in" fo:line-height="100%"/>
    </style:style>
    <style:style style:name="T229" style:parent-style-name="Fuentedepárrafopredeter." style:family="text">
      <style:text-properties style:font-name="Times New Roman" fo:color="#000000" fo:font-size="12pt" style:font-size-asian="12pt" style:font-size-complex="12pt"/>
    </style:style>
    <style:style style:name="TableRow230" style:family="table-row">
      <style:table-row-properties/>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233" style:family="table-cell">
      <style:table-cell-properties fo:border="0.0069in solid #000000" style:writing-mode="lr-tb" style:vertical-align="bottom" fo:padding-top="0in" fo:padding-left="0.075in" fo:padding-bottom="0in" fo:padding-right="0.075in"/>
    </style:style>
    <style:style style:name="P234" style:parent-style-name="Normal" style:family="paragraph">
      <style:paragraph-properties fo:text-align="center" fo:margin-top="0.2083in" fo:margin-bottom="0.1041in" fo:line-height="100%"/>
    </style:style>
    <style:style style:name="T235" style:parent-style-name="Fuentedepárrafopredeter." style:family="text">
      <style:text-properties style:font-name="Times New Roman" fo:color="#000000" fo:font-size="12pt" style:font-size-asian="12pt" style:font-size-complex="12pt"/>
    </style:style>
    <style:style style:name="TableCell236" style:family="table-cell">
      <style:table-cell-properties fo:border="0.0069in solid #000000" style:writing-mode="lr-tb" style:vertical-align="bottom" fo:padding-top="0in" fo:padding-left="0.075in" fo:padding-bottom="0in" fo:padding-right="0.075in"/>
    </style:style>
    <style:style style:name="P237" style:parent-style-name="Normal" style:family="paragraph">
      <style:paragraph-properties fo:text-align="center" fo:margin-top="0.2083in" fo:margin-bottom="0.1041in" fo:line-height="100%"/>
    </style:style>
    <style:style style:name="T238" style:parent-style-name="Fuentedepárrafopredeter." style:family="text">
      <style:text-properties style:font-name="Times New Roman" fo:color="#000000" fo:font-size="12pt" style:font-size-asian="12pt" style:font-size-complex="12p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2083in" fo:margin-bottom="0.1041in" fo:line-height="100%"/>
      <style:text-properties style:font-name="Times New Roman" style:font-name-asian="Times New Roman" fo:color="#333333" fo:font-size="12pt" style:font-size-asian="12pt" style:font-size-complex="12pt" style:language-asian="es" style:country-asian="CO"/>
    </style:style>
    <style:style style:name="TableCell242" style:family="table-cell">
      <style:table-cell-properties fo:border="0.0069in solid #000000" style:writing-mode="lr-tb" style:vertical-align="bottom" fo:padding-top="0in" fo:padding-left="0.075in" fo:padding-bottom="0in" fo:padding-right="0.075in"/>
    </style:style>
    <style:style style:name="P243" style:parent-style-name="Normal" style:family="paragraph">
      <style:paragraph-properties fo:text-align="center" fo:margin-top="0.2083in" fo:margin-bottom="0.1041in" fo:line-height="100%"/>
    </style:style>
    <style:style style:name="T244" style:parent-style-name="Fuentedepárrafopredeter." style:family="text">
      <style:text-properties style:font-name="Times New Roman" fo:color="#000000" fo:font-size="12pt" style:font-size-asian="12pt" style:font-size-complex="12pt"/>
    </style:style>
    <style:style style:name="TableCell245" style:family="table-cell">
      <style:table-cell-properties fo:border="0.0069in solid #000000" style:writing-mode="lr-tb" style:vertical-align="bottom" fo:padding-top="0in" fo:padding-left="0.075in" fo:padding-bottom="0in" fo:padding-right="0.075in"/>
    </style:style>
    <style:style style:name="P246" style:parent-style-name="Normal" style:family="paragraph">
      <style:paragraph-properties fo:text-align="center" fo:margin-top="0.2083in" fo:margin-bottom="0.1041in" fo:line-height="100%"/>
    </style:style>
    <style:style style:name="T247" style:parent-style-name="Fuentedepárrafopredeter." style:family="text">
      <style:text-properties style:font-name="Times New Roman" fo:color="#000000" fo:font-size="12pt" style:font-size-asian="12pt" style:font-size-complex="12pt"/>
    </style:style>
    <style:style style:name="P248" style:parent-style-name="Normal" style:family="paragraph">
      <style:paragraph-properties fo:margin-top="0.2083in" fo:margin-bottom="0.1041in" fo:line-height="100%" fo:background-color="#FFFFFF"/>
      <style:text-properties style:font-name="Times New Roman" style:font-name-asian="Times New Roman" fo:color="#333333" fo:font-size="12pt" style:font-size-asian="12pt" style:font-size-complex="12pt" style:language-asian="es" style:country-asian="CO"/>
    </style:style>
    <style:style style:name="P249" style:parent-style-name="Normal" style:family="paragraph">
      <style:paragraph-properties fo:margin-top="0.2083in" fo:margin-bottom="0.1041in" fo:line-height="100%" fo:background-color="#FFFFFF"/>
      <style:text-properties style:font-name="Times New Roman" style:font-name-asian="Times New Roman" fo:color="#333333" fo:font-size="12pt" style:font-size-asian="12pt" style:font-size-complex="12pt" style:language-asian="es" style:country-asian="CO"/>
    </style:style>
    <style:style style:name="P250"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style:style>
    <style:style style:name="P251"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style:style>
    <style:style style:name="P252"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style:style>
    <style:style style:name="P253"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style:style>
    <style:style style:name="P254"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style:style>
    <style:style style:name="P255"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56"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57"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58"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59"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60"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61"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62"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63"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64" style:parent-style-name="NormalWeb"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265" style:parent-style-name="Normal" style:family="paragraph">
      <style:paragraph-properties fo:margin-top="0.2083in" fo:margin-bottom="0.1041in" fo:line-height="100%" fo:background-color="#FFFFFF"/>
      <style:text-properties style:font-name="Times New Roman" style:font-name-asian="Times New Roman" fo:color="#333333" fo:font-size="12pt" style:font-size-asian="12pt" style:font-size-complex="12pt" style:language-asian="es" style:country-asian="CO"/>
    </style:style>
    <style:style style:name="P266" style:parent-style-name="Normal" style:family="paragraph">
      <style:paragraph-properties fo:margin-top="0.2083in" fo:margin-bottom="0.1041in" fo:line-height="100%" fo:background-color="#FFFFFF"/>
      <style:text-properties style:font-name="Times New Roman" style:font-name-asian="Times New Roman" fo:color="#333333" fo:font-size="12pt" style:font-size-asian="12pt" style:font-size-complex="12pt" style:language-asian="es" style:country-asian="CO"/>
    </style:style>
    <style:style style:name="P267" style:parent-style-name="Normal" style:family="paragraph">
      <style:text-properties style:font-name="Times New Roman" fo:font-size="12pt" style:font-size-asian="12pt" style:font-size-complex="12pt"/>
    </style:style>
    <style:style style:name="P268" style:parent-style-name="Normal" style:family="paragraph">
      <style:text-properties style:font-name="Times New Roman" fo:font-size="12pt" style:font-size-asian="12pt" style:font-size-complex="12pt"/>
    </style:style>
    <style:style style:name="P26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Times New Roman" fo:font-size="12pt" style:font-size-asian="12pt" style:font-size-complex="12pt"/>
    </style:style>
    <style:style style:name="P270" style:parent-style-name="Normal" style:family="paragraph">
      <style:text-properties style:font-name="Times New Roman" fo:font-size="12pt" style:font-size-asian="12pt" style:font-size-complex="12pt"/>
    </style:style>
    <style:style style:name="P271" style:parent-style-name="Normal" style:family="paragraph">
      <style:text-properties style:font-name="Times New Roman" fo:font-size="12pt" style:font-size-asian="12pt" style:font-size-complex="12pt"/>
    </style:style>
    <style:style style:name="P272" style:parent-style-name="Normal" style:family="paragraph">
      <style:text-properties style:font-name="Times New Roman" fo:font-size="12pt" style:font-size-asian="12pt" style:font-size-complex="12pt"/>
    </style:style>
    <style:style style:name="P273" style:parent-style-name="Normal" style:family="paragraph">
      <style:text-properties style:font-name="Times New Roman" fo:font-size="12pt" style:font-size-asian="12pt" style:font-size-complex="12pt"/>
    </style:style>
    <style:style style:name="P274" style:parent-style-name="Normal" style:family="paragraph">
      <style:text-properties style:font-name="Times New Roman" fo:font-size="12pt" style:font-size-asian="12pt" style:font-size-complex="12pt"/>
    </style:style>
    <style:style style:name="P275" style:parent-style-name="Normal" style:family="paragraph">
      <style:text-properties style:font-name="Times New Roman" fo:font-size="12pt" style:font-size-asian="12pt" style:font-size-complex="12pt"/>
    </style:style>
    <style:style style:name="P276"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style:style>
    <style:style style:name="P277" style:parent-style-name="Normal" style:family="paragraph">
      <style:text-properties style:font-name="Times New Roman" fo:font-size="12pt" style:font-size-asian="12pt" style:font-size-complex="12pt"/>
    </style:style>
    <style:style style:name="P278" style:parent-style-name="Normal" style:family="paragraph">
      <style:text-properties style:font-name="Times New Roman" fo:font-size="12pt" style:font-size-asian="12pt" style:font-size-complex="12pt"/>
    </style:style>
    <style:style style:name="P279" style:parent-style-name="Normal" style:family="paragraph">
      <style:text-properties style:font-name="Times New Roman" fo:font-size="12pt" style:font-size-asian="12pt" style:font-size-complex="12pt"/>
    </style:style>
    <style:style style:name="P280" style:parent-style-name="Normal" style:family="paragraph">
      <style:text-properties style:font-name="Times New Roman" fo:font-size="12pt" style:font-size-asian="12pt" style:font-size-complex="12pt"/>
    </style:style>
    <style:style style:name="P281" style:parent-style-name="Normal" style:family="paragraph">
      <style:text-properties style:font-name="Times New Roman" fo:font-size="12pt" style:font-size-asian="12pt" style:font-size-complex="12pt"/>
    </style:style>
    <style:style style:name="P282" style:parent-style-name="Normal" style:family="paragraph">
      <style:text-properties style:font-name="Times New Roman" fo:font-size="12pt" style:font-size-asian="12pt" style:font-size-complex="12pt"/>
    </style:style>
    <style:style style:name="P283" style:parent-style-name="Normal" style:family="paragraph">
      <style:text-properties style:font-name="Times New Roman" fo:font-size="12pt" style:font-size-asian="12pt" style:font-size-complex="12pt"/>
    </style:style>
    <style:style style:name="P284" style:parent-style-name="Normal" style:family="paragraph">
      <style:text-properties style:font-name="Times New Roman" fo:font-size="12pt" style:font-size-asian="12pt" style:font-size-complex="12pt"/>
    </style:style>
    <style:style style:name="P285" style:parent-style-name="Normal" style:family="paragraph">
      <style:text-properties style:font-name="Times New Roman" fo:font-size="12pt" style:font-size-asian="12pt" style:font-size-complex="12pt"/>
    </style:style>
    <style:style style:name="P286" style:parent-style-name="Normal" style:family="paragraph">
      <style:text-properties style:font-name="Times New Roman" fo:font-size="12pt" style:font-size-asian="12pt" style:font-size-complex="12pt"/>
    </style:style>
    <style:style style:name="P287"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style:style>
    <style:style style:name="P288" style:parent-style-name="Normal"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s" fo:country="ES" style:language-asian="es" style:country-asian="CO" fo:hyphenate="true"/>
    </style:style>
    <style:style style:name="P289" style:parent-style-name="Normal"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s" fo:country="ES" style:language-asian="es" style:country-asian="CO" fo:hyphenate="true"/>
    </style:style>
    <style:style style:name="P290" style:parent-style-name="Normal"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02124" style:letter-kerning="false" fo:font-size="21pt" style:font-size-asian="21pt" style:font-size-complex="21pt" fo:language="es" fo:country="ES" style:language-asian="es" style:country-asian="CO" fo:hyphenate="true"/>
    </style:style>
    <style:style style:name="P291" style:parent-style-name="Normal" style:family="paragraph">
      <style:paragraph-properties fo:margin-bottom="0in" style:line-height-at-least="0.37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2" style:parent-style-name="Fuentedepárrafopredeter." style:family="text">
      <style:text-properties style:font-name="inherit" style:font-name-asian="Times New Roman" style:font-name-complex="Courier New" fo:color="#202124" style:letter-kerning="false" fo:font-size="21pt" style:font-size-asian="21pt" style:font-size-complex="21pt" fo:language="es" fo:country="ES" style:language-asian="es" style:country-asian="CO"/>
    </style:style>
    <style:style style:name="P293" style:parent-style-name="Normal" style:family="paragraph">
      <style:text-properties style:font-name="Times New Roman" fo:font-size="12pt" style:font-size-asian="12pt" style:font-size-complex="12pt"/>
    </style:style>
    <style:style style:name="P294"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style:style>
    <style:style style:name="P295" style:parent-style-name="Normal" style:family="paragraph">
      <style:text-properties style:font-name="Times New Roman" fo:font-size="12pt" style:font-size-asian="12pt" style:font-size-complex="12pt"/>
    </style:style>
    <style:style style:name="P296" style:parent-style-name="HTMLconformatoprevio" style:family="paragraph">
      <style:paragraph-properties style:line-height-at-least="0.375in" fo:background-color="#F8F9FA"/>
    </style:style>
    <style:style style:name="T297" style:parent-style-name="y2iqfc" style:family="text">
      <style:text-properties style:font-name="inherit" fo:color="#202124" fo:font-size="21pt" style:font-size-asian="21pt" style:font-size-complex="21pt" fo:language="es" fo:country="ES"/>
    </style:style>
    <style:style style:name="P298" style:parent-style-name="HTMLconformatoprevio" style:family="paragraph">
      <style:paragraph-properties style:line-height-at-least="0.375in" fo:background-color="#F8F9FA"/>
    </style:style>
    <style:style style:name="T299" style:parent-style-name="y2iqfc" style:family="text">
      <style:text-properties style:font-name="inherit" fo:color="#202124" fo:font-size="21pt" style:font-size-asian="21pt" style:font-size-complex="21pt" fo:language="es" fo:country="ES"/>
    </style:style>
    <style:style style:name="P300" style:parent-style-name="HTMLconformatoprevio" style:family="paragraph">
      <style:paragraph-properties style:line-height-at-least="0.375in" fo:background-color="#F8F9FA"/>
    </style:style>
    <style:style style:name="T301" style:parent-style-name="y2iqfc" style:family="text">
      <style:text-properties style:font-name="inherit" fo:color="#202124" fo:font-size="21pt" style:font-size-asian="21pt" style:font-size-complex="21pt" fo:language="es" fo:country="ES"/>
    </style:style>
    <style:style style:name="P302" style:parent-style-name="HTMLconformatoprevio" style:family="paragraph">
      <style:paragraph-properties style:line-height-at-least="0.375in" fo:background-color="#F8F9FA"/>
    </style:style>
    <style:style style:name="T303" style:parent-style-name="y2iqfc" style:family="text">
      <style:text-properties style:font-name="inherit" fo:color="#202124" fo:font-size="21pt" style:font-size-asian="21pt" style:font-size-complex="21pt" fo:language="es" fo:country="ES"/>
    </style:style>
    <style:style style:name="P304" style:parent-style-name="HTMLconformatoprevio" style:family="paragraph">
      <style:paragraph-properties style:line-height-at-least="0.375in" fo:background-color="#F8F9FA"/>
    </style:style>
    <style:style style:name="T305" style:parent-style-name="y2iqfc" style:family="text">
      <style:text-properties style:font-name="inherit" fo:color="#202124" fo:font-size="21pt" style:font-size-asian="21pt" style:font-size-complex="21pt" fo:language="es" fo:country="ES"/>
    </style:style>
    <style:style style:name="P306" style:parent-style-name="HTMLconformatoprevio" style:family="paragraph">
      <style:paragraph-properties style:line-height-at-least="0.375in" fo:background-color="#F8F9FA"/>
    </style:style>
    <style:style style:name="T307" style:parent-style-name="y2iqfc" style:family="text">
      <style:text-properties style:font-name="inherit" fo:color="#202124" fo:font-size="21pt" style:font-size-asian="21pt" style:font-size-complex="21pt" fo:language="es" fo:country="ES"/>
    </style:style>
    <style:style style:name="P308" style:parent-style-name="Normal" style:family="paragraph">
      <style:text-properties style:font-name="Times New Roman" fo:font-size="12pt" style:font-size-asian="12pt" style:font-size-complex="12pt"/>
    </style:style>
    <style:style style:name="TableColumn310" style:family="table-column">
      <style:table-column-properties style:column-width="1.0625in"/>
    </style:style>
    <style:style style:name="TableColumn311" style:family="table-column">
      <style:table-column-properties style:column-width="0.6777in"/>
    </style:style>
    <style:style style:name="TableColumn312" style:family="table-column">
      <style:table-column-properties style:column-width="0.6777in"/>
    </style:style>
    <style:style style:name="TableColumn313" style:family="table-column">
      <style:table-column-properties style:column-width="0.6777in"/>
    </style:style>
    <style:style style:name="TableColumn314" style:family="table-column">
      <style:table-column-properties style:column-width="0.6777in"/>
    </style:style>
    <style:style style:name="TableColumn315" style:family="table-column">
      <style:table-column-properties style:column-width="0.6777in"/>
    </style:style>
    <style:style style:name="TableColumn316" style:family="table-column">
      <style:table-column-properties style:column-width="0.6777in"/>
    </style:style>
    <style:style style:name="TableColumn317" style:family="table-column">
      <style:table-column-properties style:column-width="0.6777in"/>
    </style:style>
    <style:style style:name="TableColumn318" style:family="table-column">
      <style:table-column-properties style:column-width="0.6777in"/>
    </style:style>
    <style:style style:name="TableColumn319" style:family="table-column">
      <style:table-column-properties style:column-width="0.6777in"/>
    </style:style>
    <style:style style:name="Table309" style:family="table">
      <style:table-properties style:width="7.0625in" fo:margin-left="0in" table:align="left"/>
    </style:style>
    <style:style style:name="TableRow320" style:family="table-row">
      <style:table-row-properties style:min-row-height="0.2013in"/>
    </style:style>
    <style:style style:name="TableCell321" style:family="table-cell">
      <style:table-cell-properties fo:border="none" style:writing-mode="lr-tb" style:vertical-align="bottom" fo:padding-top="0in" fo:padding-left="0.0486in" fo:padding-bottom="0in" fo:padding-right="0.0486in" fo:wrap-option="no-wrap"/>
    </style:style>
    <style:style style:name="P32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s" style:country-asian="CO" fo:hyphenate="true"/>
    </style:style>
    <style:style style:name="TableCell323" style:family="table-cell">
      <style:table-cell-properties fo:border="none" style:writing-mode="lr-tb" style:vertical-align="bottom" fo:padding-top="0in" fo:padding-left="0.0486in" fo:padding-bottom="0in" fo:padding-right="0.0486in" fo:wrap-option="no-wrap"/>
    </style:style>
    <style:style style:name="P324"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25" style:family="table-cell">
      <style:table-cell-properties fo:border="none" style:writing-mode="lr-tb" style:vertical-align="bottom" fo:padding-top="0in" fo:padding-left="0.0486in" fo:padding-bottom="0in" fo:padding-right="0.0486in" fo:wrap-option="no-wrap"/>
    </style:style>
    <style:style style:name="P326"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27" style:family="table-cell">
      <style:table-cell-properties fo:border="none" style:writing-mode="lr-tb" style:vertical-align="bottom" fo:padding-top="0in" fo:padding-left="0.0486in" fo:padding-bottom="0in" fo:padding-right="0.0486in" fo:wrap-option="no-wrap"/>
    </style:style>
    <style:style style:name="P328"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29" style:family="table-cell">
      <style:table-cell-properties fo:border="none" style:writing-mode="lr-tb" style:vertical-align="bottom" fo:padding-top="0in" fo:padding-left="0.0486in" fo:padding-bottom="0in" fo:padding-right="0.0486in" fo:wrap-option="no-wrap"/>
    </style:style>
    <style:style style:name="P330"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31" style:family="table-cell">
      <style:table-cell-properties fo:border="none" style:writing-mode="lr-tb" style:vertical-align="bottom" fo:padding-top="0in" fo:padding-left="0.0486in" fo:padding-bottom="0in" fo:padding-right="0.0486in" fo:wrap-option="no-wrap"/>
    </style:style>
    <style:style style:name="P332"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33" style:family="table-cell">
      <style:table-cell-properties fo:border="none" style:writing-mode="lr-tb" style:vertical-align="bottom" fo:padding-top="0in" fo:padding-left="0.0486in" fo:padding-bottom="0in" fo:padding-right="0.0486in" fo:wrap-option="no-wrap"/>
    </style:style>
    <style:style style:name="P334"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35" style:family="table-cell">
      <style:table-cell-properties fo:border="none" style:writing-mode="lr-tb" style:vertical-align="bottom" fo:padding-top="0in" fo:padding-left="0.0486in" fo:padding-bottom="0in" fo:padding-right="0.0486in" fo:wrap-option="no-wrap"/>
    </style:style>
    <style:style style:name="P336"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37" style:family="table-cell">
      <style:table-cell-properties fo:border="none" style:writing-mode="lr-tb" style:vertical-align="bottom" fo:padding-top="0in" fo:padding-left="0.0486in" fo:padding-bottom="0in" fo:padding-right="0.0486in" fo:wrap-option="no-wrap"/>
    </style:style>
    <style:style style:name="P338"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39" style:family="table-cell">
      <style:table-cell-properties fo:border="none" style:writing-mode="lr-tb" style:vertical-align="bottom" fo:padding-top="0in" fo:padding-left="0.0486in" fo:padding-bottom="0in" fo:padding-right="0.0486in" fo:wrap-option="no-wrap"/>
    </style:style>
    <style:style style:name="P340"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Row341" style:family="table-row">
      <style:table-row-properties style:min-row-height="0.2013in"/>
    </style:style>
    <style:style style:name="TableCell342" style:family="table-cell">
      <style:table-cell-properties fo:border="none" style:writing-mode="lr-tb" style:vertical-align="bottom" fo:padding-top="0in" fo:padding-left="0.0486in" fo:padding-bottom="0in" fo:padding-right="0.0486in" fo:wrap-option="no-wrap"/>
    </style:style>
    <style:style style:name="P343"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44" style:family="table-cell">
      <style:table-cell-properties fo:border="none" style:writing-mode="lr-tb" style:vertical-align="bottom" fo:padding-top="0in" fo:padding-left="0.0486in" fo:padding-bottom="0in" fo:padding-right="0.0486in" fo:wrap-option="no-wrap"/>
    </style:style>
    <style:style style:name="P345"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46" style:family="table-cell">
      <style:table-cell-properties fo:border="none" style:writing-mode="lr-tb" style:vertical-align="bottom" fo:padding-top="0in" fo:padding-left="0.0486in" fo:padding-bottom="0in" fo:padding-right="0.0486in" fo:wrap-option="no-wrap"/>
    </style:style>
    <style:style style:name="P347"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48" style:family="table-cell">
      <style:table-cell-properties fo:border="none" style:writing-mode="lr-tb" style:vertical-align="bottom" fo:padding-top="0in" fo:padding-left="0.0486in" fo:padding-bottom="0in" fo:padding-right="0.0486in" fo:wrap-option="no-wrap"/>
    </style:style>
    <style:style style:name="P349"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50" style:family="table-cell">
      <style:table-cell-properties fo:border="none" style:writing-mode="lr-tb" style:vertical-align="bottom" fo:padding-top="0in" fo:padding-left="0.0486in" fo:padding-bottom="0in" fo:padding-right="0.0486in" fo:wrap-option="no-wrap"/>
    </style:style>
    <style:style style:name="P351"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52" style:family="table-cell">
      <style:table-cell-properties fo:border="none" style:writing-mode="lr-tb" style:vertical-align="bottom" fo:padding-top="0in" fo:padding-left="0.0486in" fo:padding-bottom="0in" fo:padding-right="0.0486in" fo:wrap-option="no-wrap"/>
    </style:style>
    <style:style style:name="P353"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54" style:family="table-cell">
      <style:table-cell-properties fo:border="none" style:writing-mode="lr-tb" style:vertical-align="bottom" fo:padding-top="0in" fo:padding-left="0.0486in" fo:padding-bottom="0in" fo:padding-right="0.0486in" fo:wrap-option="no-wrap"/>
    </style:style>
    <style:style style:name="P355"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56" style:family="table-cell">
      <style:table-cell-properties fo:border="none" style:writing-mode="lr-tb" style:vertical-align="bottom" fo:padding-top="0in" fo:padding-left="0.0486in" fo:padding-bottom="0in" fo:padding-right="0.0486in" fo:wrap-option="no-wrap"/>
    </style:style>
    <style:style style:name="P357"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58" style:family="table-cell">
      <style:table-cell-properties fo:border="none" style:writing-mode="lr-tb" style:vertical-align="bottom" fo:padding-top="0in" fo:padding-left="0.0486in" fo:padding-bottom="0in" fo:padding-right="0.0486in" fo:wrap-option="no-wrap"/>
    </style:style>
    <style:style style:name="P359"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60" style:family="table-cell">
      <style:table-cell-properties fo:border="none" style:writing-mode="lr-tb" style:vertical-align="bottom" fo:padding-top="0in" fo:padding-left="0.0486in" fo:padding-bottom="0in" fo:padding-right="0.0486in" fo:wrap-option="no-wrap"/>
    </style:style>
    <style:style style:name="P361"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Row362" style:family="table-row">
      <style:table-row-properties style:min-row-height="0.2013in"/>
    </style:style>
    <style:style style:name="TableCell363" style:family="table-cell">
      <style:table-cell-properties fo:border="none" style:writing-mode="lr-tb" style:vertical-align="bottom" fo:padding-top="0in" fo:padding-left="0.0486in" fo:padding-bottom="0in" fo:padding-right="0.0486in" fo:wrap-option="no-wrap"/>
    </style:style>
    <style:style style:name="P364"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65" style:family="table-cell">
      <style:table-cell-properties fo:border="none" style:writing-mode="lr-tb" style:vertical-align="bottom" fo:padding-top="0in" fo:padding-left="0.0486in" fo:padding-bottom="0in" fo:padding-right="0.0486in" fo:wrap-option="no-wrap"/>
    </style:style>
    <style:style style:name="P366"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67" style:family="table-cell">
      <style:table-cell-properties fo:border="none" style:writing-mode="lr-tb" style:vertical-align="bottom" fo:padding-top="0in" fo:padding-left="0.0486in" fo:padding-bottom="0in" fo:padding-right="0.0486in" fo:wrap-option="no-wrap"/>
    </style:style>
    <style:style style:name="P368"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69" style:family="table-cell">
      <style:table-cell-properties fo:border="none" style:writing-mode="lr-tb" style:vertical-align="bottom" fo:padding-top="0in" fo:padding-left="0.0486in" fo:padding-bottom="0in" fo:padding-right="0.0486in" fo:wrap-option="no-wrap"/>
    </style:style>
    <style:style style:name="P370"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71" style:family="table-cell">
      <style:table-cell-properties fo:border="none" style:writing-mode="lr-tb" style:vertical-align="bottom" fo:padding-top="0in" fo:padding-left="0.0486in" fo:padding-bottom="0in" fo:padding-right="0.0486in" fo:wrap-option="no-wrap"/>
    </style:style>
    <style:style style:name="P372"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73" style:family="table-cell">
      <style:table-cell-properties fo:border="none" style:writing-mode="lr-tb" style:vertical-align="bottom" fo:padding-top="0in" fo:padding-left="0.0486in" fo:padding-bottom="0in" fo:padding-right="0.0486in" fo:wrap-option="no-wrap"/>
    </style:style>
    <style:style style:name="P374"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75" style:family="table-cell">
      <style:table-cell-properties fo:border="none" style:writing-mode="lr-tb" style:vertical-align="bottom" fo:padding-top="0in" fo:padding-left="0.0486in" fo:padding-bottom="0in" fo:padding-right="0.0486in" fo:wrap-option="no-wrap"/>
    </style:style>
    <style:style style:name="P376"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77" style:family="table-cell">
      <style:table-cell-properties fo:border="none" style:writing-mode="lr-tb" style:vertical-align="bottom" fo:padding-top="0in" fo:padding-left="0.0486in" fo:padding-bottom="0in" fo:padding-right="0.0486in" fo:wrap-option="no-wrap"/>
    </style:style>
    <style:style style:name="P378"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79" style:family="table-cell">
      <style:table-cell-properties fo:border="none" style:writing-mode="lr-tb" style:vertical-align="bottom" fo:padding-top="0in" fo:padding-left="0.0486in" fo:padding-bottom="0in" fo:padding-right="0.0486in" fo:wrap-option="no-wrap"/>
    </style:style>
    <style:style style:name="P380"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81" style:family="table-cell">
      <style:table-cell-properties fo:border="none" style:writing-mode="lr-tb" style:vertical-align="bottom" fo:padding-top="0in" fo:padding-left="0.0486in" fo:padding-bottom="0in" fo:padding-right="0.0486in" fo:wrap-option="no-wrap"/>
    </style:style>
    <style:style style:name="P382"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Row383" style:family="table-row">
      <style:table-row-properties style:min-row-height="0.2013in"/>
    </style:style>
    <style:style style:name="TableCell384" style:family="table-cell">
      <style:table-cell-properties fo:border="none" style:writing-mode="lr-tb" style:vertical-align="bottom" fo:padding-top="0in" fo:padding-left="0.0486in" fo:padding-bottom="0in" fo:padding-right="0.0486in" fo:wrap-option="no-wrap"/>
    </style:style>
    <style:style style:name="P385"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386" style:family="table-cell">
      <style:table-cell-properties fo:border="none" style:writing-mode="lr-tb" style:vertical-align="bottom" fo:padding-top="0in" fo:padding-left="0.0486in" fo:padding-bottom="0in" fo:padding-right="0.0486in" fo:wrap-option="no-wrap"/>
    </style:style>
    <style:style style:name="P387"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88" style:family="table-cell">
      <style:table-cell-properties fo:border="none" style:writing-mode="lr-tb" style:vertical-align="bottom" fo:padding-top="0in" fo:padding-left="0.0486in" fo:padding-bottom="0in" fo:padding-right="0.0486in" fo:wrap-option="no-wrap"/>
    </style:style>
    <style:style style:name="P389"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90" style:family="table-cell">
      <style:table-cell-properties fo:border="none" style:writing-mode="lr-tb" style:vertical-align="bottom" fo:padding-top="0in" fo:padding-left="0.0486in" fo:padding-bottom="0in" fo:padding-right="0.0486in" fo:wrap-option="no-wrap"/>
    </style:style>
    <style:style style:name="P391"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92" style:family="table-cell">
      <style:table-cell-properties fo:border="none" style:writing-mode="lr-tb" style:vertical-align="bottom" fo:padding-top="0in" fo:padding-left="0.0486in" fo:padding-bottom="0in" fo:padding-right="0.0486in" fo:wrap-option="no-wrap"/>
    </style:style>
    <style:style style:name="P393"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94" style:family="table-cell">
      <style:table-cell-properties fo:border="none" style:writing-mode="lr-tb" style:vertical-align="bottom" fo:padding-top="0in" fo:padding-left="0.0486in" fo:padding-bottom="0in" fo:padding-right="0.0486in" fo:wrap-option="no-wrap"/>
    </style:style>
    <style:style style:name="P395"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96" style:family="table-cell">
      <style:table-cell-properties fo:border="none" style:writing-mode="lr-tb" style:vertical-align="bottom" fo:padding-top="0in" fo:padding-left="0.0486in" fo:padding-bottom="0in" fo:padding-right="0.0486in" fo:wrap-option="no-wrap"/>
    </style:style>
    <style:style style:name="P397"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398" style:family="table-cell">
      <style:table-cell-properties fo:border="none" style:writing-mode="lr-tb" style:vertical-align="bottom" fo:padding-top="0in" fo:padding-left="0.0486in" fo:padding-bottom="0in" fo:padding-right="0.0486in" fo:wrap-option="no-wrap"/>
    </style:style>
    <style:style style:name="P399"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00" style:family="table-cell">
      <style:table-cell-properties fo:border="none" style:writing-mode="lr-tb" style:vertical-align="bottom" fo:padding-top="0in" fo:padding-left="0.0486in" fo:padding-bottom="0in" fo:padding-right="0.0486in" fo:wrap-option="no-wrap"/>
    </style:style>
    <style:style style:name="P401"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02" style:family="table-cell">
      <style:table-cell-properties fo:border="none" style:writing-mode="lr-tb" style:vertical-align="bottom" fo:padding-top="0in" fo:padding-left="0.0486in" fo:padding-bottom="0in" fo:padding-right="0.0486in" fo:wrap-option="no-wrap"/>
    </style:style>
    <style:style style:name="P403"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Row404" style:family="table-row">
      <style:table-row-properties style:min-row-height="0.2013in"/>
    </style:style>
    <style:style style:name="TableCell405" style:family="table-cell">
      <style:table-cell-properties fo:border="none" style:writing-mode="lr-tb" style:vertical-align="bottom" fo:padding-top="0in" fo:padding-left="0.0486in" fo:padding-bottom="0in" fo:padding-right="0.0486in" fo:wrap-option="no-wrap"/>
    </style:style>
    <style:style style:name="P406"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407" style:family="table-cell">
      <style:table-cell-properties fo:border="none" style:writing-mode="lr-tb" style:vertical-align="bottom" fo:padding-top="0in" fo:padding-left="0.0486in" fo:padding-bottom="0in" fo:padding-right="0.0486in" fo:wrap-option="no-wrap"/>
    </style:style>
    <style:style style:name="P408"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09" style:family="table-cell">
      <style:table-cell-properties fo:border="none" style:writing-mode="lr-tb" style:vertical-align="bottom" fo:padding-top="0in" fo:padding-left="0.0486in" fo:padding-bottom="0in" fo:padding-right="0.0486in" fo:wrap-option="no-wrap"/>
    </style:style>
    <style:style style:name="P410"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11" style:family="table-cell">
      <style:table-cell-properties fo:border="none" style:writing-mode="lr-tb" style:vertical-align="bottom" fo:padding-top="0in" fo:padding-left="0.0486in" fo:padding-bottom="0in" fo:padding-right="0.0486in" fo:wrap-option="no-wrap"/>
    </style:style>
    <style:style style:name="P412"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13" style:family="table-cell">
      <style:table-cell-properties fo:border="none" style:writing-mode="lr-tb" style:vertical-align="bottom" fo:padding-top="0in" fo:padding-left="0.0486in" fo:padding-bottom="0in" fo:padding-right="0.0486in" fo:wrap-option="no-wrap"/>
    </style:style>
    <style:style style:name="P414"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15" style:family="table-cell">
      <style:table-cell-properties fo:border="none" style:writing-mode="lr-tb" style:vertical-align="bottom" fo:padding-top="0in" fo:padding-left="0.0486in" fo:padding-bottom="0in" fo:padding-right="0.0486in" fo:wrap-option="no-wrap"/>
    </style:style>
    <style:style style:name="P416"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17" style:family="table-cell">
      <style:table-cell-properties fo:border="none" style:writing-mode="lr-tb" style:vertical-align="bottom" fo:padding-top="0in" fo:padding-left="0.0486in" fo:padding-bottom="0in" fo:padding-right="0.0486in" fo:wrap-option="no-wrap"/>
    </style:style>
    <style:style style:name="P418"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19" style:family="table-cell">
      <style:table-cell-properties fo:border="none" style:writing-mode="lr-tb" style:vertical-align="bottom" fo:padding-top="0in" fo:padding-left="0.0486in" fo:padding-bottom="0in" fo:padding-right="0.0486in" fo:wrap-option="no-wrap"/>
    </style:style>
    <style:style style:name="P420"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21" style:family="table-cell">
      <style:table-cell-properties fo:border="none" style:writing-mode="lr-tb" style:vertical-align="bottom" fo:padding-top="0in" fo:padding-left="0.0486in" fo:padding-bottom="0in" fo:padding-right="0.0486in" fo:wrap-option="no-wrap"/>
    </style:style>
    <style:style style:name="P422"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23" style:family="table-cell">
      <style:table-cell-properties fo:border="none" style:writing-mode="lr-tb" style:vertical-align="bottom" fo:padding-top="0in" fo:padding-left="0.0486in" fo:padding-bottom="0in" fo:padding-right="0.0486in" fo:wrap-option="no-wrap"/>
    </style:style>
    <style:style style:name="P424"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Row425" style:family="table-row">
      <style:table-row-properties style:min-row-height="0.2013in"/>
    </style:style>
    <style:style style:name="TableCell426" style:family="table-cell">
      <style:table-cell-properties fo:border="none" style:writing-mode="lr-tb" style:vertical-align="bottom" fo:padding-top="0in" fo:padding-left="0.0486in" fo:padding-bottom="0in" fo:padding-right="0.0486in" fo:wrap-option="no-wrap"/>
    </style:style>
    <style:style style:name="P427" style:parent-style-name="Normal" style:family="paragraph">
      <style:paragraph-properties fo:margin-bottom="0in" fo:line-height="100%"/>
      <style:text-properties style:font-name-asian="Times New Roman" style:font-name-complex="Calibri" fo:color="#000000" style:letter-kerning="false" style:language-asian="es" style:country-asian="CO" fo:hyphenate="true"/>
    </style:style>
    <style:style style:name="TableCell428" style:family="table-cell">
      <style:table-cell-properties fo:border="none" style:writing-mode="lr-tb" style:vertical-align="bottom" fo:padding-top="0in" fo:padding-left="0.0486in" fo:padding-bottom="0in" fo:padding-right="0.0486in" fo:wrap-option="no-wrap"/>
    </style:style>
    <style:style style:name="P429"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30" style:family="table-cell">
      <style:table-cell-properties fo:border="none" style:writing-mode="lr-tb" style:vertical-align="bottom" fo:padding-top="0in" fo:padding-left="0.0486in" fo:padding-bottom="0in" fo:padding-right="0.0486in" fo:wrap-option="no-wrap"/>
    </style:style>
    <style:style style:name="P431"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32" style:family="table-cell">
      <style:table-cell-properties fo:border="none" style:writing-mode="lr-tb" style:vertical-align="bottom" fo:padding-top="0in" fo:padding-left="0.0486in" fo:padding-bottom="0in" fo:padding-right="0.0486in" fo:wrap-option="no-wrap"/>
    </style:style>
    <style:style style:name="P433"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34" style:family="table-cell">
      <style:table-cell-properties fo:border="none" style:writing-mode="lr-tb" style:vertical-align="bottom" fo:padding-top="0in" fo:padding-left="0.0486in" fo:padding-bottom="0in" fo:padding-right="0.0486in" fo:wrap-option="no-wrap"/>
    </style:style>
    <style:style style:name="P435"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36" style:family="table-cell">
      <style:table-cell-properties fo:border="none" style:writing-mode="lr-tb" style:vertical-align="bottom" fo:padding-top="0in" fo:padding-left="0.0486in" fo:padding-bottom="0in" fo:padding-right="0.0486in" fo:wrap-option="no-wrap"/>
    </style:style>
    <style:style style:name="P437"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38" style:family="table-cell">
      <style:table-cell-properties fo:border="none" style:writing-mode="lr-tb" style:vertical-align="bottom" fo:padding-top="0in" fo:padding-left="0.0486in" fo:padding-bottom="0in" fo:padding-right="0.0486in" fo:wrap-option="no-wrap"/>
    </style:style>
    <style:style style:name="P439"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40" style:family="table-cell">
      <style:table-cell-properties fo:border="none" style:writing-mode="lr-tb" style:vertical-align="bottom" fo:padding-top="0in" fo:padding-left="0.0486in" fo:padding-bottom="0in" fo:padding-right="0.0486in" fo:wrap-option="no-wrap"/>
    </style:style>
    <style:style style:name="P441"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42" style:family="table-cell">
      <style:table-cell-properties fo:border="none" style:writing-mode="lr-tb" style:vertical-align="bottom" fo:padding-top="0in" fo:padding-left="0.0486in" fo:padding-bottom="0in" fo:padding-right="0.0486in" fo:wrap-option="no-wrap"/>
    </style:style>
    <style:style style:name="P443"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TableCell444" style:family="table-cell">
      <style:table-cell-properties fo:border="none" style:writing-mode="lr-tb" style:vertical-align="bottom" fo:padding-top="0in" fo:padding-left="0.0486in" fo:padding-bottom="0in" fo:padding-right="0.0486in" fo:wrap-option="no-wrap"/>
    </style:style>
    <style:style style:name="P445" style:parent-style-name="Normal" style:family="paragraph">
      <style:paragraph-properties fo:text-align="end" fo:margin-bottom="0in" fo:line-height="100%"/>
      <style:text-properties style:font-name-asian="Times New Roman" style:font-name-complex="Calibri" fo:color="#000000" style:letter-kerning="false" style:language-asian="es" style:country-asian="CO" fo:hyphenate="true"/>
    </style:style>
    <style:style style:name="P446"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style:style>
    <style:style style:name="P447" style:parent-style-name="Normal" style:family="paragraph">
      <style:text-properties style:font-name="Times New Roman" fo:font-size="12pt" style:font-size-asian="12pt" style:font-size-complex="12pt"/>
    </style:style>
    <style:style style:name="P448" style:parent-style-name="Normal" style:family="paragraph">
      <style:text-properties style:font-name="Times New Roman" fo:font-size="12pt" style:font-size-asian="12pt" style:font-size-complex="12pt"/>
    </style:style>
    <style:style style:name="P449" style:parent-style-name="Normal" style:family="paragraph">
      <style:text-properties style:font-name="Times New Roman" fo:font-size="12pt" style:font-size-asian="12pt" style:font-size-complex="12pt"/>
    </style:style>
    <style:style style:name="P450" style:parent-style-name="Normal" style:family="paragraph">
      <style:text-properties style:font-name="Times New Roman" fo:font-size="12pt" style:font-size-asian="12pt" style:font-size-complex="12pt"/>
    </style:style>
    <style:style style:name="P451" style:parent-style-name="Normal" style:family="paragraph">
      <style:text-properties style:font-name="Times New Roman" fo:font-size="12pt" style:font-size-asian="12pt" style:font-size-complex="12pt"/>
    </style:style>
    <style:style style:name="P452" style:parent-style-name="Normal" style:family="paragraph">
      <style:text-properties style:font-name="Times New Roman" fo:font-size="12pt" style:font-size-asian="12pt" style:font-size-complex="12pt"/>
    </style:style>
    <style:style style:name="P453" style:parent-style-name="Normal" style:family="paragraph">
      <style:text-properties style:font-name="Times New Roman" fo:font-size="12pt" style:font-size-asian="12pt" style:font-size-complex="12pt"/>
    </style:style>
    <style:style style:name="P454" style:parent-style-name="Normal" style:family="paragraph">
      <style:text-properties style:font-name="Times New Roman"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text-properties style:font-name="Times New Roman" fo:font-size="12pt" style:font-size-asian="12pt" style:font-size-complex="12pt"/>
    </style:style>
    <style:style style:name="P458" style:parent-style-name="Normal" style:family="paragraph">
      <style:text-properties style:font-name="Times New Roman" fo:font-size="12pt" style:font-size-asian="12pt" style:font-size-complex="12pt"/>
    </style:style>
    <style:style style:name="P459" style:parent-style-name="Normal" style:family="paragraph">
      <style:text-properties style:font-name="Times New Roman" fo:font-size="12pt" style:font-size-asian="12pt" style:font-size-complex="12pt"/>
    </style:style>
    <style:style style:name="P460" style:parent-style-name="Normal" style:family="paragraph">
      <style:text-properties style:font-name="Times New Roman" fo:font-size="12pt" style:font-size-asian="12pt" style:font-size-complex="12pt"/>
    </style:style>
    <style:style style:name="P461" style:parent-style-name="Normal" style:family="paragraph">
      <style:text-properties style:font-name="Times New Roman" fo:font-size="12pt" style:font-size-asian="12pt" style:font-size-complex="12pt"/>
    </style:style>
    <style:style style:name="P462" style:parent-style-name="Normal" style:family="paragraph">
      <style:text-properties style:font-name="Times New Roman" fo:font-size="12pt" style:font-size-asian="12pt" style:font-size-complex="12pt"/>
    </style:style>
    <style:style style:name="P463" style:parent-style-name="Normal" style:family="paragraph">
      <style:text-properties style:font-name="Times New Roman" fo:font-size="12pt" style:font-size-asian="12pt" style:font-size-complex="12pt"/>
    </style:style>
    <style:style style:name="P464"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Times New Roman" fo:font-size="12pt" style:font-size-asian="12pt" style:font-size-complex="12pt"/>
    </style:style>
    <style:style style:name="P465" style:parent-style-name="Normal" style:family="paragraph">
      <style:text-properties style:font-name="Times New Roman" fo:font-size="12pt" style:font-size-asian="12pt" style:font-size-complex="12pt"/>
    </style:style>
    <style:style style:name="P466" style:parent-style-name="Normal" style:family="paragraph">
      <style:text-properties style:font-name="Times New Roman" fo:font-size="12pt" style:font-size-asian="12pt" style:font-size-complex="12pt"/>
    </style:style>
    <style:style style:name="P467" style:parent-style-name="Normal" style:family="paragraph">
      <style:text-properties style:font-name="Times New Roman" fo:font-size="12pt" style:font-size-asian="12pt" style:font-size-complex="12pt"/>
    </style:style>
    <style:style style:name="P468" style:parent-style-name="Normal" style:family="paragraph">
      <style:text-properties style:font-name="Times New Roman" fo:font-size="12pt" style:font-size-asian="12pt" style:font-size-complex="12pt"/>
    </style:style>
    <style:style style:name="P469" style:parent-style-name="Normal" style:family="paragraph">
      <style:text-properties style:font-name="Times New Roman" fo:font-size="12pt" style:font-size-asian="12pt" style:font-size-complex="12pt"/>
    </style:style>
    <style:style style:name="P470" style:parent-style-name="Normal" style:family="paragraph">
      <style:text-properties style:font-name="Times New Roman" fo:font-size="12pt" style:font-size-asian="12pt" style:font-size-complex="12pt"/>
    </style:style>
    <style:style style:name="P471" style:parent-style-name="Normal" style:family="paragraph">
      <style:text-properties style:font-name="Times New Roman" fo:font-size="12pt" style:font-size-asian="12pt" style:font-size-complex="12pt"/>
    </style:style>
    <style:style style:name="P472" style:parent-style-name="Normal" style:family="paragraph">
      <style:text-properties style:font-name="Times New Roman" fo:font-size="12pt" style:font-size-asian="12pt" style:font-size-complex="12pt"/>
    </style:style>
    <style:style style:name="P473" style:parent-style-name="Normal" style:family="paragraph">
      <style:text-properties style:font-name="Times New Roman" fo:font-size="12pt" style:font-size-asian="12pt" style:font-size-complex="12pt"/>
    </style:style>
    <style:style style:name="P474" style:parent-style-name="Normal" style:family="paragraph">
      <style:text-properties style:font-name="Times New Roman" fo:font-size="12pt" style:font-size-asian="12pt" style:font-size-complex="12pt"/>
    </style:style>
    <style:style style:name="P475" style:parent-style-name="Normal" style:family="paragraph">
      <style:text-properties style:font-name="Times New Roman" fo:font-size="12pt" style:font-size-asian="12pt" style:font-size-complex="12pt"/>
    </style:style>
    <style:style style:name="P476" style:parent-style-name="Normal" style:family="paragraph">
      <style:text-properties style:font-name="Times New Roman" fo:font-size="12pt" style:font-size-asian="12pt" style:font-size-complex="12pt"/>
    </style:style>
  </office:automatic-styles>
  <office:body>
    <office:text text:use-soft-page-breaks="true">
      <text:h text:style-name="P1" text:outline-level="1">European Procurement Markets as Bipartite Networks first analysis</text:h>
      <text:h text:style-name="P2" text:outline-level="1">Los datos consisten en 234 redes que representan los mercados de contratos anuales públicos nacionales de 26 países europeos entre 2008-2016. Los datos fueron obtenidos de Tenders Electronic Daily (TED), el portal oficial de contratos de la unión europea. A continuación, un primer análisis descriptivo de las redes. Como primera instancia los nodos y aristas promedios de las redes por país.</text:h>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h text:style-name="P9" text:outline-level="1">País</text:h>
          </table:table-cell>
          <table:table-cell table:style-name="TableCell10">
            <text:h text:style-name="P11" text:outline-level="1">nodos promedio</text:h>
          </table:table-cell>
          <table:table-cell table:style-name="TableCell12">
            <text:h text:style-name="P13" text:outline-level="1">aristas promedio</text:h>
          </table:table-cell>
        </table:table-row>
        <table:table-row table:style-name="TableRow14">
          <table:table-cell table:style-name="TableCell15">
            <text:h text:style-name="P16" text:outline-level="1">Austria (AT)</text:h>
          </table:table-cell>
          <table:table-cell table:style-name="TableCell17">
            <text:h text:style-name="P18" text:outline-level="1"><text:span text:style-name="T19">2446.667</text:span></text:h>
          </table:table-cell>
          <table:table-cell table:style-name="TableCell20">
            <text:h text:style-name="P21" text:outline-level="1"><text:span text:style-name="T22">2277.667</text:span></text:h>
          </table:table-cell>
        </table:table-row>
        <table:table-row table:style-name="TableRow23">
          <table:table-cell table:style-name="TableCell24">
            <text:h text:style-name="P25" text:outline-level="1">Bélgica (BE)</text:h>
          </table:table-cell>
          <table:table-cell table:style-name="TableCell26">
            <text:h text:style-name="P27" text:outline-level="1"><text:span text:style-name="T28">4361.222</text:span></text:h>
          </table:table-cell>
          <table:table-cell table:style-name="TableCell29">
            <text:h text:style-name="P30" text:outline-level="1"><text:span text:style-name="T31">4085.889</text:span></text:h>
          </table:table-cell>
        </table:table-row>
        <table:table-row table:style-name="TableRow32">
          <table:table-cell table:style-name="TableCell33">
            <text:h text:style-name="P34" text:outline-level="1">Bulgaria (BG)</text:h>
          </table:table-cell>
          <table:table-cell table:style-name="TableCell35">
            <text:h text:style-name="P36" text:outline-level="1"><text:span text:style-name="T37">4672.556</text:span></text:h>
          </table:table-cell>
          <table:table-cell table:style-name="TableCell38">
            <text:h text:style-name="P39" text:outline-level="1"><text:span text:style-name="T40">2634.333</text:span></text:h>
          </table:table-cell>
        </table:table-row>
        <table:table-row table:style-name="TableRow41">
          <table:table-cell table:style-name="TableCell42">
            <text:h text:style-name="P43" text:outline-level="1">Chipre (CY)</text:h>
          </table:table-cell>
          <table:table-cell table:style-name="TableCell44">
            <text:h text:style-name="P45" text:outline-level="1"><text:span text:style-name="T46">458.222</text:span></text:h>
          </table:table-cell>
          <table:table-cell table:style-name="TableCell47">
            <text:h text:style-name="P48" text:outline-level="1"><text:span text:style-name="T49">467.333</text:span></text:h>
          </table:table-cell>
        </table:table-row>
        <table:table-row table:style-name="TableRow50">
          <table:table-cell table:style-name="TableCell51">
            <text:h text:style-name="P52" text:outline-level="1">República Checha (CZ)</text:h>
          </table:table-cell>
          <table:table-cell table:style-name="TableCell53">
            <text:h text:style-name="P54" text:outline-level="1"><text:span text:style-name="T55">4702.667</text:span></text:h>
          </table:table-cell>
          <table:table-cell table:style-name="TableCell56">
            <text:h text:style-name="P57" text:outline-level="1"><text:span text:style-name="T58">3919.778</text:span></text:h>
          </table:table-cell>
        </table:table-row>
        <table:table-row table:style-name="TableRow59">
          <table:table-cell table:style-name="TableCell60">
            <text:h text:style-name="P61" text:outline-level="1">Alemania (DE)</text:h>
          </table:table-cell>
          <table:table-cell table:style-name="TableCell62">
            <text:h text:style-name="P63" text:outline-level="1"><text:span text:style-name="T64">23289.222</text:span></text:h>
          </table:table-cell>
          <table:table-cell table:style-name="TableCell65">
            <text:h text:style-name="P66" text:outline-level="1"><text:span text:style-name="T67">19444.667</text:span></text:h>
          </table:table-cell>
        </table:table-row>
        <table:table-row table:style-name="TableRow68">
          <table:table-cell table:style-name="TableCell69">
            <text:h text:style-name="P70" text:outline-level="1">Dinamarca (DK)</text:h>
          </table:table-cell>
          <table:table-cell table:style-name="TableCell71">
            <text:h text:style-name="P72" text:outline-level="1"><text:span text:style-name="T73">3143.333</text:span></text:h>
          </table:table-cell>
          <table:table-cell table:style-name="TableCell74">
            <text:h text:style-name="P75" text:outline-level="1"><text:span text:style-name="T76">2638.667</text:span></text:h>
          </table:table-cell>
        </table:table-row>
        <table:table-row table:style-name="TableRow77">
          <table:table-cell table:style-name="TableCell78">
            <text:h text:style-name="P79" text:outline-level="1">Estonia (EE)</text:h>
          </table:table-cell>
          <table:table-cell table:style-name="TableCell80">
            <text:h text:style-name="P81" text:outline-level="1"><text:span text:style-name="T82">1345</text:span></text:h>
          </table:table-cell>
          <table:table-cell table:style-name="TableCell83">
            <text:h text:style-name="P84" text:outline-level="1"><text:span text:style-name="T85">1137.889</text:span></text:h>
          </table:table-cell>
        </table:table-row>
        <table:table-row table:style-name="TableRow86">
          <table:table-cell table:style-name="TableCell87">
            <text:h text:style-name="P88" text:outline-level="1">España (ES)</text:h>
          </table:table-cell>
          <table:table-cell table:style-name="TableCell89">
            <text:h text:style-name="P90" text:outline-level="1"><text:span text:style-name="T91">13915.111</text:span></text:h>
          </table:table-cell>
          <table:table-cell table:style-name="TableCell92">
            <text:h text:style-name="P93" text:outline-level="1"><text:span text:style-name="T94">9261.333</text:span></text:h>
          </table:table-cell>
        </table:table-row>
        <table:table-row table:style-name="TableRow95">
          <table:table-cell table:style-name="TableCell96">
            <text:h text:style-name="P97" text:outline-level="1">Finlandia (FI)</text:h>
          </table:table-cell>
          <table:table-cell table:style-name="TableCell98">
            <text:h text:style-name="P99" text:outline-level="1"><text:span text:style-name="T100">4534.889</text:span></text:h>
          </table:table-cell>
          <table:table-cell table:style-name="TableCell101">
            <text:h text:style-name="P102" text:outline-level="1"><text:span text:style-name="T103">3329.333</text:span></text:h>
          </table:table-cell>
        </table:table-row>
        <table:table-row table:style-name="TableRow104">
          <table:table-cell table:style-name="TableCell105">
            <text:h text:style-name="P106" text:outline-level="1">Francia (FR)</text:h>
          </table:table-cell>
          <table:table-cell table:style-name="TableCell107">
            <text:h text:style-name="P108" text:outline-level="1"><text:span text:style-name="T109">79776.444</text:span></text:h>
          </table:table-cell>
          <table:table-cell table:style-name="TableCell110">
            <text:h text:style-name="P111" text:outline-level="1"><text:span text:style-name="T112">48856.111</text:span></text:h>
          </table:table-cell>
        </table:table-row>
        <table:table-row table:style-name="TableRow113">
          <table:table-cell table:style-name="TableCell114">
            <text:h text:style-name="P115" text:outline-level="1">Grecia (GR)</text:h>
          </table:table-cell>
          <table:table-cell table:style-name="TableCell116">
            <text:h text:style-name="P117" text:outline-level="1"><text:span text:style-name="T118">3063</text:span></text:h>
          </table:table-cell>
          <table:table-cell table:style-name="TableCell119">
            <text:h text:style-name="P120" text:outline-level="1"><text:span text:style-name="T121">2785.333</text:span></text:h>
          </table:table-cell>
        </table:table-row>
        <table:table-row table:style-name="TableRow122">
          <table:table-cell table:style-name="TableCell123">
            <text:h text:style-name="P124" text:outline-level="1">Hungría (HU)</text:h>
          </table:table-cell>
          <table:table-cell table:style-name="TableCell125">
            <text:h text:style-name="P126" text:outline-level="1"><text:span text:style-name="T127">3190.222</text:span></text:h>
          </table:table-cell>
          <table:table-cell table:style-name="TableCell128">
            <text:h text:style-name="P129" text:outline-level="1"><text:span text:style-name="T130">2627.333</text:span></text:h>
          </table:table-cell>
        </table:table-row>
        <text:soft-page-break/>
        <table:table-row table:style-name="TableRow131">
          <table:table-cell table:style-name="TableCell132">
            <text:h text:style-name="P133" text:outline-level="1">Irlanda (IE)</text:h>
          </table:table-cell>
          <table:table-cell table:style-name="TableCell134">
            <text:h text:style-name="P135" text:outline-level="1"><text:span text:style-name="T136">1837.333</text:span></text:h>
          </table:table-cell>
          <table:table-cell table:style-name="TableCell137">
            <text:h text:style-name="P138" text:outline-level="1"><text:span text:style-name="T139">1796.111</text:span></text:h>
          </table:table-cell>
        </table:table-row>
        <table:table-row table:style-name="TableRow140">
          <table:table-cell table:style-name="TableCell141">
            <text:h text:style-name="P142" text:outline-level="1">Italia (IT)</text:h>
          </table:table-cell>
          <table:table-cell table:style-name="TableCell143">
            <text:h text:style-name="P144" text:outline-level="1"><text:span text:style-name="T145">11512.111</text:span></text:h>
          </table:table-cell>
          <table:table-cell table:style-name="TableCell146">
            <text:h text:style-name="P147" text:outline-level="1"><text:span text:style-name="T148">10183.778</text:span></text:h>
          </table:table-cell>
        </table:table-row>
        <table:table-row table:style-name="TableRow149">
          <table:table-cell table:style-name="TableCell150">
            <text:h text:style-name="P151" text:outline-level="1">Lituania (LT)</text:h>
          </table:table-cell>
          <table:table-cell table:style-name="TableCell152">
            <text:h text:style-name="P153" text:outline-level="1"><text:span text:style-name="T154">3090.889</text:span></text:h>
          </table:table-cell>
          <table:table-cell table:style-name="TableCell155">
            <text:h text:style-name="P156" text:outline-level="1"><text:span text:style-name="T157">1641.444</text:span></text:h>
          </table:table-cell>
        </table:table-row>
        <table:table-row table:style-name="TableRow158">
          <table:table-cell table:style-name="TableCell159">
            <text:h text:style-name="P160" text:outline-level="1">Letonia (LV)</text:h>
          </table:table-cell>
          <table:table-cell table:style-name="TableCell161">
            <text:h text:style-name="P162" text:outline-level="1"><text:span text:style-name="T163">3224.778</text:span></text:h>
          </table:table-cell>
          <table:table-cell table:style-name="TableCell164">
            <text:h text:style-name="P165" text:outline-level="1"><text:span text:style-name="T166">2410.556</text:span></text:h>
          </table:table-cell>
        </table:table-row>
        <table:table-row table:style-name="TableRow167">
          <table:table-cell table:style-name="TableCell168">
            <text:h text:style-name="P169" text:outline-level="1">Países Bajos (NL)</text:h>
          </table:table-cell>
          <table:table-cell table:style-name="TableCell170">
            <text:h text:style-name="P171" text:outline-level="1"><text:span text:style-name="T172">5205.556</text:span></text:h>
          </table:table-cell>
          <table:table-cell table:style-name="TableCell173">
            <text:h text:style-name="P174" text:outline-level="1"><text:span text:style-name="T175">4715.444</text:span></text:h>
          </table:table-cell>
        </table:table-row>
        <table:table-row table:style-name="TableRow176">
          <table:table-cell table:style-name="TableCell177">
            <text:h text:style-name="P178" text:outline-level="1">Noruega (NO)</text:h>
          </table:table-cell>
          <table:table-cell table:style-name="TableCell179">
            <text:h text:style-name="P180" text:outline-level="1"><text:span text:style-name="T181">2904.889</text:span></text:h>
          </table:table-cell>
          <table:table-cell table:style-name="TableCell182">
            <text:h text:style-name="P183" text:outline-level="1"><text:span text:style-name="T184">2396.444</text:span></text:h>
          </table:table-cell>
        </table:table-row>
        <table:table-row table:style-name="TableRow185">
          <table:table-cell table:style-name="TableCell186">
            <text:h text:style-name="P187" text:outline-level="1">Polonia (PL)</text:h>
          </table:table-cell>
          <table:table-cell table:style-name="TableCell188">
            <text:h text:style-name="P189" text:outline-level="1"><text:span text:style-name="T190">41403.667</text:span></text:h>
          </table:table-cell>
          <table:table-cell table:style-name="TableCell191">
            <text:h text:style-name="P192" text:outline-level="1"><text:span text:style-name="T193">22729.444</text:span></text:h>
          </table:table-cell>
        </table:table-row>
        <table:table-row table:style-name="TableRow194">
          <table:table-cell table:style-name="TableCell195">
            <text:h text:style-name="P196" text:outline-level="1">Portugal (PT)</text:h>
          </table:table-cell>
          <table:table-cell table:style-name="TableCell197">
            <text:h text:style-name="P198" text:outline-level="1"><text:span text:style-name="T199">1435.556</text:span></text:h>
          </table:table-cell>
          <table:table-cell table:style-name="TableCell200">
            <text:h text:style-name="P201" text:outline-level="1"><text:span text:style-name="T202">1387</text:span></text:h>
          </table:table-cell>
        </table:table-row>
        <table:table-row table:style-name="TableRow203">
          <table:table-cell table:style-name="TableCell204">
            <text:h text:style-name="P205" text:outline-level="1">Rumania (RO)</text:h>
          </table:table-cell>
          <table:table-cell table:style-name="TableCell206">
            <text:h text:style-name="P207" text:outline-level="1"><text:span text:style-name="T208">7962.444</text:span></text:h>
          </table:table-cell>
          <table:table-cell table:style-name="TableCell209">
            <text:h text:style-name="P210" text:outline-level="1"><text:span text:style-name="T211">4443</text:span></text:h>
          </table:table-cell>
        </table:table-row>
        <table:table-row table:style-name="TableRow212">
          <table:table-cell table:style-name="TableCell213">
            <text:h text:style-name="P214" text:outline-level="1">Suecia (SE)</text:h>
          </table:table-cell>
          <table:table-cell table:style-name="TableCell215">
            <text:h text:style-name="P216" text:outline-level="1"><text:span text:style-name="T217">7503.556</text:span></text:h>
          </table:table-cell>
          <table:table-cell table:style-name="TableCell218">
            <text:h text:style-name="P219" text:outline-level="1"><text:span text:style-name="T220">5446</text:span></text:h>
          </table:table-cell>
        </table:table-row>
        <table:table-row table:style-name="TableRow221">
          <table:table-cell table:style-name="TableCell222">
            <text:h text:style-name="P223" text:outline-level="1">Eslovenia (SI)</text:h>
          </table:table-cell>
          <table:table-cell table:style-name="TableCell224">
            <text:h text:style-name="P225" text:outline-level="1"><text:span text:style-name="T226">3794.556</text:span></text:h>
          </table:table-cell>
          <table:table-cell table:style-name="TableCell227">
            <text:h text:style-name="P228" text:outline-level="1"><text:span text:style-name="T229">1716.111</text:span></text:h>
          </table:table-cell>
        </table:table-row>
        <table:table-row table:style-name="TableRow230">
          <table:table-cell table:style-name="TableCell231">
            <text:h text:style-name="P232" text:outline-level="1">Eslovaquia (SK)</text:h>
          </table:table-cell>
          <table:table-cell table:style-name="TableCell233">
            <text:h text:style-name="P234" text:outline-level="1"><text:span text:style-name="T235">1464.778</text:span></text:h>
          </table:table-cell>
          <table:table-cell table:style-name="TableCell236">
            <text:h text:style-name="P237" text:outline-level="1"><text:span text:style-name="T238">1412.111</text:span></text:h>
          </table:table-cell>
        </table:table-row>
        <table:table-row table:style-name="TableRow239">
          <table:table-cell table:style-name="TableCell240">
            <text:h text:style-name="P241" text:outline-level="1">Reino Unido (UK)</text:h>
          </table:table-cell>
          <table:table-cell table:style-name="TableCell242">
            <text:h text:style-name="P243" text:outline-level="1"><text:span text:style-name="T244">22029.667</text:span></text:h>
          </table:table-cell>
          <table:table-cell table:style-name="TableCell245">
            <text:h text:style-name="P246" text:outline-level="1"><text:span text:style-name="T247">17807.667</text:span></text:h>
          </table:table-cell>
        </table:table-row>
      </table:table>
      <text:h text:style-name="P248" text:outline-level="1"/>
      <text:h text:style-name="P249" text:outline-level="1">INTRODUCCIÓN</text:h>
      <text:list text:style-name="LFO1" text:continue-numbering="true">
        <text:list-item>
          <text:p text:style-name="P250">Contextualización: Comienza contextualizando tu tema. Explica por qué es relevante e importante en el campo de estudio. Proporciona información general sobre el tema para que los lectores puedan comprender su importancia:</text:p>
        </text:list-item>
      </text:list>
      <text:p text:style-name="P251">Vivimos en un mundo conectado… en un mundo en que los diferentes tipos de relaciones se observan tanto en la naturaleza, como en los contextos humanos, las<text:s/><text:soft-page-break/>redes sociales, son una herramienta de gran utilidad para estudiar las relaciones y en general los comportamientos de los grupos entre los cuales se desarrollan estas relaciones.</text:p>
      <text:p text:style-name="P252"/>
      <text:p text:style-name="P253">Entre los comportamientos humanos, un fenómeno que se presenta generalmente en los gobiernos es la corrupción</text:p>
      <text:p text:style-name="P254"/>
      <text:list text:style-name="LFO1" text:continue-numbering="true">
        <text:list-item>
          <text:p text:style-name="P255">Delimitación del tema: Define claramente el alcance de tu investigación. Indica lo que estás investigando y lo que no estás investigando. Esto ayuda a los lectores a comprender los límites de tu estudio.</text:p>
        </text:list-item>
        <text:list-item>
          <text:p text:style-name="P256">Planteamiento del problema: Presenta el problema o la pregunta de investigación que estás abordando. Deja claro por qué este problema es digno de estudio y cuáles son las preguntas clave que intentas responder.</text:p>
        </text:list-item>
        <text:list-item>
          <text:p text:style-name="P257">Justificación: Explica por qué tu investigación es relevante y por qué debería importar a tu audiencia. ¿Cómo contribuirá tu investigación al conocimiento existente o resolverá un problema en el campo?</text:p>
        </text:list-item>
        <text:list-item>
          <text:p text:style-name="P258">Objetivos o hipótesis: Enuncia tus objetivos de investigación o, si es apropiado, presenta las hipótesis que estás probando. Esto proporciona una idea de lo que esperas lograr con tu estudio.</text:p>
        </text:list-item>
        <text:list-item>
          <text:p text:style-name="P259">Estructura del trabajo: Describe brevemente la estructura de tu trabajo. Indica cómo se organizará y qué secciones o capítulos incluirá.</text:p>
        </text:list-item>
        <text:list-item>
          <text:p text:style-name="P260">Breve revisión de la literatura: Ofrece una breve revisión de la literatura relevante. Destaca los estudios previos relacionados con tu tema y muestra cómo tu investigación se relaciona con ellos.</text:p>
        </text:list-item>
        <text:list-item>
          <text:p text:style-name="P261">Metodología: Indica cómo planeas abordar tu investigación. Describe los métodos y enfoques que utilizarás para recopilar y analizar datos.</text:p>
        </text:list-item>
        <text:list-item>
          <text:p text:style-name="P262">Importancia teórica y práctica: Menciona la importancia teórica de tu investigación (cómo contribuirá al conocimiento existente) y la importancia práctica (cómo puede aplicarse en el mundo real).</text:p>
        </text:list-item>
        <text:list-item>
          <text:p text:style-name="P263">Antecedentes: Proporciona información histórica o de fondo que sea relevante para comprender tu tema.</text:p>
        </text:list-item>
        <text:list-item>
          <text:p text:style-name="P264">Declaración de tesis: Finaliza la introducción con una declaración de tesis clara y concisa. Resume en una oración la idea principal de tu trabajo investigativo.</text:p>
        </text:list-item>
      </text:list>
      <text:h text:style-name="P265" text:outline-level="1"/>
      <text:h text:style-name="P266" text:outline-level="1"/>
      <text:p text:style-name="P267"/>
      <text:soft-page-break/>
      <text:p text:style-name="P268">Es de conocimiento público la existencia de la corrupción, como ciudadanos se tiene la percepción de esta y al pensar en esta pareciese que estuviese arraigada en la sociedad, bien dijo Maquiavelo.</text:p>
      <text:p text:style-name="P269"/>
      <text:p text:style-name="P270">En ‘el príncipe’ Maquiavelo habla de la naturaleza humana y enuncia que es natural del ser humano la maldad, entre las conductas malvadas se encuentra la ambición y el individualismo, características afines a la corrupción, la cual parece estar presente en la historia de la humanidad, si bien es incierto si desde los inicios de la especie, al menos si desde que esta empezó a agruparse y organizarse de manera inteligente y sistemática, es decir, desde las primeras organizaciones humanas como civilizaciones. Por esto Rousseau, la contraparte de Maquiavelo en este pensamiento sobre la naturaleza humana, podría tener razón al manifestar que la naturaleza del hombre es buena pero la sociedad lo corrompe.<text:s/></text:p>
      <text:p text:style-name="P271">Sin embargo, no se tratará estas cuestiones filosóficas en el presente trabajo, más si se hablará de como esta tendencia hacia conductas ambiciosas, sea parte o no de la naturaleza del ser humano, desencadena una serie de situaciones que podemos enmarcar en una problemática que aqueja a todo tipo de organización y en cualquier parte del mundo; esta problemática no es más que la corrupción y en el presente trabajo se hablara puntualmente del riesgo de corrupción en algunos gobiernos de la Unión Europea.</text:p>
      <text:p text:style-name="P272">Es importante hablar de corrupción debido a lo que esta representa para el avance de las sociedades, y al entender de mejor manera esta problemática se pueden ayudar al diseño e implementación de nuevas medidas anticorrupción en los gobiernos. Y es en una labor previa al diseño de estas medidas gubernamentales, labor que se presenta al momento justo del entendimiento de esta problemática, que la estadística sirve de herramienta para el procesamiento y análisis de datos, cuyo resultado permite a los gobiernos tomar decisiones para mitigar el riesgo de corrupción y sus consecuencias.</text:p>
      <text:p text:style-name="P273">En distintas áreas del conocimiento, se presentan sistemas de interés para el estudio, estos sistemas pueden ser construidos por partes individuales o por componentes vinculadas. En algunos casos se estudia la naturaleza los individuos, mientras que en otros la naturaleza de las conexiones, en el presente nos centraremos en una tercera variante, la cual es estudiar el patrón de las interacciones entre los componentes, este puede representarse por una red social, la cual es una representación simplificada que reduce un sistema a una estructura abstracta, llamada grafo, que captura la esencia de las conexiones entre otros atributos de los componentes.</text:p>
      <text:p text:style-name="P274">Teniendo esto en cuenta, en el presente se estudiará el riesgo de corrupción desde una perspectiva del análisis estadístico de redes sociales, entendiendo que una red social hace referencia a una colección de objetos interconectados, esta conexión es llamada relación, la cual es una propiedad irreductible entre dos o más objetos, una relación puede ser de cualquier tipo, como amistad, alguna interacción comercial o laboral, como puede ser una transacción monetaria, citación de autores, entre otros. Existen distintos tipos de redes basadas en la naturaleza de sus objetos (nodos) y relaciones (aristas), como lo son las redes dirigidas, no dirigidas, ponderadas, binarias y bipartitas.</text:p>
      <text:soft-page-break/>
      <text:p text:style-name="P275">En cuanto a la metodología, las técnicas utilizadas en el presente trabajo consisten en (…completar…)<text:s/></text:p>
      <text:p text:style-name="P276"/>
      <text:p text:style-name="P277">Como se mencionó anteriormente el principal interés de estudió en este trabajo es el riesgo de corrupción por medio del análisis estadístico de redes sociales, por lo cual en el presente capitulo se expondrán y definirán los conceptos pertinentes para el trabajo en cuestión.</text:p>
      <text:p text:style-name="P278">Recordemos que una red consiste en conexiones llamadas relaciones, que reciben el nombre de aristas o enlaces y de objetos que reciben el nombre de vértices o nodos, como enunció anteriormente, existen distintos tipos de redes, las trabajadas a continuación son redes no dirigidas, ponderadas y bipartitas.</text:p>
      <text:p text:style-name="P279">2.1 Redes no dirigida.</text:p>
      <text:p text:style-name="P280">Se habla de red no dirigida cuando todas las relaciones de esta no son dirigidas. Una relación no dirigida o simétrica es aquella que tiene uno y solo valor por díada (sosa).</text:p>
      <text:p text:style-name="P281">2.2 Redes ponderadas.</text:p>
      <text:p text:style-name="P282">Se considera una red ponderada aquella cuyas relaciones son ponderadas. Una relación ponderada o numérica es aquella que toma más de dos valores para caracterizar las relaciones entre díadas (sosa), es la contraparte de una relación binaria o dicotómica, cuyos valores posibles son la ausencia o presencia de una relación.</text:p>
      <text:p text:style-name="P283">2.3 Red Bipartita</text:p>
      <text:p text:style-name="P284">Una red bipartita es un tipo especifico de red en la cual los nodos se dividen en dos conjuntos distintos, y las relaciones (aristas) solo pueden ocurrir entre nodos de conjuntos diferentes (Newman). Se profundizará sobre las redes bipartitas en (sección).</text:p>
      <text:p text:style-name="P285">2.4 Fundamentación matemática Redes Sociales.</text:p>
      <text:p text:style-name="P286">Anteriormente se ha hablado de que es una red y de algunos tipos de redes, en esta sección ahondaremos en la representación matemática de esta, para lo cual es necesario entender el concepto matemático de grafo.</text:p>
      <text:p text:style-name="P287"/>
      <text:p text:style-name="P288">El enlace selectivo entre vértices, de acuerdo con una o varias características determinadas, se denomina</text:p>
      <text:p text:style-name="P289">Mezcla selectiva en la literatura sobre redes sociales. Medidas que cuantifican el alcance</text:p>
      <text:soft-page-break/>
      <text:p text:style-name="P290">de mezcla selectiva en una red determinada se han denominado coeficientes de sortatividad,</text:p>
      <text:p text:style-name="P291"><text:span text:style-name="T292">y son esencialmente variaciones del concepto de coeficientes de correlación.</text:span></text:p>
      <text:p text:style-name="P293"/>
      <text:p text:style-name="P294"/>
      <text:p text:style-name="P295"/>
      <text:p text:style-name="P296"><text:span text:style-name="T297">Recuerde que se dice que un grafo G es conexo si todos los vértices son alcanzables desde</text:span></text:p>
      <text:p text:style-name="P298"><text:span text:style-name="T299">entre sí (es decir, si para dos vértices cualesquiera, existe un camino entre los dos), y que</text:span></text:p>
      <text:p text:style-name="P300"><text:span text:style-name="T301">un componente conexo de un gráfico es un subgrafo conexo máximamente. A menudo es</text:span></text:p>
      <text:p text:style-name="P302"><text:span text:style-name="T303">el caso de que uno de los componentes conectados en un gráfico G domina a los demás en</text:span></text:p>
      <text:p text:style-name="P304"><text:span text:style-name="T305">magnitud, en el sentido de que contiene la gran mayoría de los vértices en G. Tal componente</text:span></text:p>
      <text:p text:style-name="P306"><text:span text:style-name="T307">Se llama, tomando prestada terminología de la teoría de grafos aleatorios, el componente gigante.</text:span></text:p>
      <text:p text:style-name="P308"/>
      <table:table table:style-name="Table309">
        <table:table-columns>
          <table:table-column table:style-name="TableColumn310"/>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ext:p text:style-name="P322"/>
          </table:table-cell>
          <table:table-cell table:style-name="TableCell323">
            <text:p text:style-name="P324">2008</text:p>
          </table:table-cell>
          <table:table-cell table:style-name="TableCell325">
            <text:p text:style-name="P326">2009</text:p>
          </table:table-cell>
          <table:table-cell table:style-name="TableCell327">
            <text:p text:style-name="P328">2010</text:p>
          </table:table-cell>
          <table:table-cell table:style-name="TableCell329">
            <text:p text:style-name="P330">2011</text:p>
          </table:table-cell>
          <table:table-cell table:style-name="TableCell331">
            <text:p text:style-name="P332">2012</text:p>
          </table:table-cell>
          <table:table-cell table:style-name="TableCell333">
            <text:p text:style-name="P334">2013</text:p>
          </table:table-cell>
          <table:table-cell table:style-name="TableCell335">
            <text:p text:style-name="P336">2014</text:p>
          </table:table-cell>
          <table:table-cell table:style-name="TableCell337">
            <text:p text:style-name="P338">2015</text:p>
          </table:table-cell>
          <table:table-cell table:style-name="TableCell339">
            <text:p text:style-name="P340">2016</text:p>
          </table:table-cell>
        </table:table-row>
        <table:table-row table:style-name="TableRow341">
          <table:table-cell table:style-name="TableCell342">
            <text:p text:style-name="P343">densidad</text:p>
          </table:table-cell>
          <table:table-cell table:style-name="TableCell344">
            <text:p text:style-name="P345">0,001049</text:p>
          </table:table-cell>
          <table:table-cell table:style-name="TableCell346">
            <text:p text:style-name="P347">0,001049</text:p>
          </table:table-cell>
          <table:table-cell table:style-name="TableCell348">
            <text:p text:style-name="P349">0,000992</text:p>
          </table:table-cell>
          <table:table-cell table:style-name="TableCell350">
            <text:p text:style-name="P351">0,001049</text:p>
          </table:table-cell>
          <table:table-cell table:style-name="TableCell352">
            <text:p text:style-name="P353">0,001049</text:p>
          </table:table-cell>
          <table:table-cell table:style-name="TableCell354">
            <text:p text:style-name="P355">0,001049</text:p>
          </table:table-cell>
          <table:table-cell table:style-name="TableCell356">
            <text:p text:style-name="P357">0,001167</text:p>
          </table:table-cell>
          <table:table-cell table:style-name="TableCell358">
            <text:p text:style-name="P359">0,001049</text:p>
          </table:table-cell>
          <table:table-cell table:style-name="TableCell360">
            <text:p text:style-name="P361">0,001049</text:p>
          </table:table-cell>
        </table:table-row>
        <table:table-row table:style-name="TableRow362">
          <table:table-cell table:style-name="TableCell363">
            <text:p text:style-name="P364">asortatividad</text:p>
          </table:table-cell>
          <table:table-cell table:style-name="TableCell365">
            <text:p text:style-name="P366">-0,22277</text:p>
          </table:table-cell>
          <table:table-cell table:style-name="TableCell367">
            <text:p text:style-name="P368">-0,22277</text:p>
          </table:table-cell>
          <table:table-cell table:style-name="TableCell369">
            <text:p text:style-name="P370">-0,22293</text:p>
          </table:table-cell>
          <table:table-cell table:style-name="TableCell371">
            <text:p text:style-name="P372">-0,22277</text:p>
          </table:table-cell>
          <table:table-cell table:style-name="TableCell373">
            <text:p text:style-name="P374">-0,22277</text:p>
          </table:table-cell>
          <table:table-cell table:style-name="TableCell375">
            <text:p text:style-name="P376">-0,22277</text:p>
          </table:table-cell>
          <table:table-cell table:style-name="TableCell377">
            <text:p text:style-name="P378">-0,23571</text:p>
          </table:table-cell>
          <table:table-cell table:style-name="TableCell379">
            <text:p text:style-name="P380">-0,22277</text:p>
          </table:table-cell>
          <table:table-cell table:style-name="TableCell381">
            <text:p text:style-name="P382">-0,22277</text:p>
          </table:table-cell>
        </table:table-row>
        <table:table-row table:style-name="TableRow383">
          <table:table-cell table:style-name="TableCell384">
            <text:p text:style-name="P385">dist.geo.prom</text:p>
          </table:table-cell>
          <table:table-cell table:style-name="TableCell386">
            <text:p text:style-name="P387">5,832754</text:p>
          </table:table-cell>
          <table:table-cell table:style-name="TableCell388">
            <text:p text:style-name="P389">5,832754</text:p>
          </table:table-cell>
          <table:table-cell table:style-name="TableCell390">
            <text:p text:style-name="P391">5,897323</text:p>
          </table:table-cell>
          <table:table-cell table:style-name="TableCell392">
            <text:p text:style-name="P393">5,832754</text:p>
          </table:table-cell>
          <table:table-cell table:style-name="TableCell394">
            <text:p text:style-name="P395">5,832754</text:p>
          </table:table-cell>
          <table:table-cell table:style-name="TableCell396">
            <text:p text:style-name="P397">5,832754</text:p>
          </table:table-cell>
          <table:table-cell table:style-name="TableCell398">
            <text:p text:style-name="P399">6,400937</text:p>
          </table:table-cell>
          <table:table-cell table:style-name="TableCell400">
            <text:p text:style-name="P401">5,832754</text:p>
          </table:table-cell>
          <table:table-cell table:style-name="TableCell402">
            <text:p text:style-name="P403">5,832754</text:p>
          </table:table-cell>
        </table:table-row>
        <table:table-row table:style-name="TableRow404">
          <table:table-cell table:style-name="TableCell405">
            <text:p text:style-name="P406">tamaño compgig</text:p>
          </table:table-cell>
          <table:table-cell table:style-name="TableCell407">
            <text:p text:style-name="P408">0,83521</text:p>
          </table:table-cell>
          <table:table-cell table:style-name="TableCell409">
            <text:p text:style-name="P410">0,83521</text:p>
          </table:table-cell>
          <table:table-cell table:style-name="TableCell411">
            <text:p text:style-name="P412">0,842424</text:p>
          </table:table-cell>
          <table:table-cell table:style-name="TableCell413">
            <text:p text:style-name="P414">0,83521</text:p>
          </table:table-cell>
          <table:table-cell table:style-name="TableCell415">
            <text:p text:style-name="P416">0,83521</text:p>
          </table:table-cell>
          <table:table-cell table:style-name="TableCell417">
            <text:p text:style-name="P418">0,83521</text:p>
          </table:table-cell>
          <table:table-cell table:style-name="TableCell419">
            <text:p text:style-name="P420">0,796807</text:p>
          </table:table-cell>
          <table:table-cell table:style-name="TableCell421">
            <text:p text:style-name="P422">0,83521</text:p>
          </table:table-cell>
          <table:table-cell table:style-name="TableCell423">
            <text:p text:style-name="P424">0,83521</text:p>
          </table:table-cell>
        </table:table-row>
        <table:table-row table:style-name="TableRow425">
          <table:table-cell table:style-name="TableCell426">
            <text:p text:style-name="P427">grado medio</text:p>
          </table:table-cell>
          <table:table-cell table:style-name="TableCell428">
            <text:p text:style-name="P429">2,741345</text:p>
          </table:table-cell>
          <table:table-cell table:style-name="TableCell430">
            <text:p text:style-name="P431">2,741345</text:p>
          </table:table-cell>
          <table:table-cell table:style-name="TableCell432">
            <text:p text:style-name="P433">2,686913</text:p>
          </table:table-cell>
          <table:table-cell table:style-name="TableCell434">
            <text:p text:style-name="P435">2,741345</text:p>
          </table:table-cell>
          <table:table-cell table:style-name="TableCell436">
            <text:p text:style-name="P437">2,741345</text:p>
          </table:table-cell>
          <table:table-cell table:style-name="TableCell438">
            <text:p text:style-name="P439">2,741345</text:p>
          </table:table-cell>
          <table:table-cell table:style-name="TableCell440">
            <text:p text:style-name="P441">2,543618</text:p>
          </table:table-cell>
          <table:table-cell table:style-name="TableCell442">
            <text:p text:style-name="P443">2,741345</text:p>
          </table:table-cell>
          <table:table-cell table:style-name="TableCell444">
            <text:p text:style-name="P445">2,741345</text:p>
          </table:table-cell>
        </table:table-row>
      </table:table>
      <text:p text:style-name="P446"/>
      <text:p text:style-name="P447">La mayoría de los países presentan un comportamiento similar en cuanto<text:s/>a sus estadísticas descriptivas, por lo cual a continuación se mostrarán los más importantes, si el lector desea conocer las medidas de un país en especifico las encontrará en la sección de anexos.</text:p>
      <text:p text:style-name="P448"><text:s/>En particular nos enfocaremos en los tres países con mayor tamaño (mayor número de conexiones), estos países son,<text:s/>Francia, Polonia y Dinamarca, y los tres de menor tamaño (menor número de conexiones), los cuales son, Chipre, Estonia y Portugal.<text:s/></text:p>
      <text:p text:style-name="P449"/>
      <text:p text:style-name="P450">En la figura \ref{fig:Chipre} encontramos las medidas descriptivas Chipre, en cuanto a la densidad encontramos que durante los primero años es baja y a partir del 2011 tiende a crecer, lo<text:s/>cual puede ser un indicio de que nuevas conexiones están surgiendo, en el contexto esto significa que las<text:s/>entidades<text:s/>públicas (llamadas issuers) están contratando a diferentes o nuevas<text:s/>entidades<text:s/>privadas (llamados winners). En cuanto a la asortatividad encontramos valores negativos, pero no son lo suficientemente cercanos a 0 para decir que en la red las conexiones ocurren aleatoriamente, lo cual concuerda con el contexto que conocemos, además conocemos por la naturaleza de la red que los individuos de mismas categorías no se relacionan entre sí, por lo cual es entendible que la red no presente asortatividad. En cuanto a la distancia geodésica promedio<text:s/>… Por otro<text:s/>lado,<text:s/>el tamaño de la componente gigante se mantiene estable alrededor de 0.7 y 7.5, pero en 2015 presenta una disminución notoria, lo cual podría indicarnos que durante este año el tamaño u orden de la red fue considerablemente menor, es decir menos contratos fueron ofertados o hubo menos empresas participantes, también que una o varias conexiones no ocurrieron. En cuanto al grado promedio lo podemos ver como el promedio de contratos que una entidad oferto o ganó según su naturaleza.</text:p>
      <text:p text:style-name="P451"/>
      <text:p text:style-name="P452">Las interpretaciones para los demás países son similares, por lo cual serán un poco más generales para los siguientes, para \ref{}, encontramos el tamaño de la componente gigante y el grado medio presentan comportamientos su similares en particular de ascenso, pero la densidad presenta una tendencia al descenso, por lo cual se podría ser un indicio que los contratos son ganados están ocurriendo de manera mas centralizada, es decir mismas entidades privadas están ganando diferentes contratos de entidades públicas, lo cual podría ser un primer indicio de corrupción.</text:p>
      <text:p text:style-name="P453"/>
      <text:p text:style-name="P454">Por otro lado, para Estonia (figura \ref{fig:Estonia}) encontramos un comportamiento similar al visto anteriormente en Dinamarca, la diferencia recae en la distancia geodésica la cual para Estonia también tiene una tendencia a disminuir, es decir caminos de menor longitud o menos caminos, para este caso se refuerza la idea de centralidad presentada anteriormente, además una otra nueva proposición seria que al disminuir la distancia geodésica promedio pueden estar sucediendo dos cosas, más entidades públicas dando<text:s/><text:soft-page-break/>contratos a las mismas entidades privadas o una entidad pública dando muchos contratos a distintas privadas, en ambos casos se presenta riesgo de corrupción.</text:p>
      <text:p text:style-name="P455">Para<text:s/>Francia (\ref{})<text:s/>lo más notable es el crecimiento de grado medio y el decrecimiento de distancia geodésica, lo que significa que el aumento en el número de contratos promedio por entidad sumado con la disminución de la distancia geodésica<text:s/>es un indicio de que menos entidades están involucradas en los contratos o como se mencionó antes la centralización de los mismos, sin embargo como la densidad y el tamaño de la componente gigante presentan un comportamiento mas variado al presentado en los países anteriores, no se puede ver directamente esta centralidad.</text:p>
      <text:p text:style-name="P456"/>
      <text:p text:style-name="P457">En el caso de Francia (figura \ref{fig:Francia})<text:s/>se observa una tendencia decreciente en el grado promedio y una tendencia creciente en la distancia geodésica, estas medidas juntas pueden indicar que, los contratos están ocurriendo entre diferentes entidades, es decir, al reducirse el grado<text:s/>se presentan<text:s/>en promedio menos contratos entre las entidades públicas o privadas, esto sumado a que están existiendo más caminos, puede significar que los contratos se encuentran más distribuidos entre las empresas, es decir, el caso contrario al <text:s/>resultado comentado anteriormente, una descentralización.</text:p>
      <text:p text:style-name="P458"/>
      <text:p text:style-name="P459">Por \'{u}ltimo, encontramos a portugal el cual presenta una crecimiento en la componente gigante y grado medio durante los últimos tres años, mientras que decrecimiento en la densidad desde el $2012$ y decrecimiento en la asortatividad, de nuevo se podr\'{\i}a hablar de una centralidad como la comentada en Estonia.</text:p>
      <text:p text:style-name="P460"><text:s/>a pesar de que hay mayor cantidad de contratos en promedio por cada entidad,<text:s/></text:p>
      <text:p text:style-name="P461">Como se puede observar en, al resumir las redes por año su comportamiento se ve bastante similar,<text:s/>sin embargo al ser un promedio puede no ser una buena representación de los datos, por lo tanto a continuación encontramos los diagramas de caja asociados a cada medida en cada año.</text:p>
      <text:p text:style-name="P462"/>
      <text:p text:style-name="P463">De manera general observamos que<text:s/>la distribución para cada año de cada medida es similar, además de que los límites, los cuartiles, la mediana e incluso los valores extremos del diagrama de cajas son iguales, sin embargo al entrar a ver como se distribuye la medida de cada país encontramos que los datos no tienen los mismos valores en los mismos años, pero si valores cercanos, lo que podría indicarnos que la estructura de las redes no cambia o tienen cambios pequeños a lo largo de los años.</text:p>
      <text:p text:style-name="P464">Índice</text:p>
      <text:p text:style-name="P465">Regresión.</text:p>
      <text:p text:style-name="P466"/>
      <text:soft-page-break/>
      <text:p text:style-name="P467">Como se vio anteriormente, por medio de las medidas descriptivas se estudia la estructura de la red, ahora, con estas medidas<text:s/></text:p>
      <text:p text:style-name="P468"/>
      <text:p text:style-name="P469"/>
      <text:p text:style-name="P470">La corrupción, siendo un fenómeno multifacético que afecta a sociedades en todo el mundo, ha sido objeto de atención constante en la investigación académica y en la toma de decisiones a nivel global. En este contexto, el Índice de Percepción de la Corrupción (IPC) emerge como una métrica fundamental que evalúa la percepción de la corrupción en diferentes países. Sin embargo, entender las dinámicas subyacentes que contribuyen a las variaciones en el IPC requiere un enfoque integral que considere factores sociales, económicos y políticos, como se ha comentado en este caso se estudian relaciones contractuales entre empresas públicas y privadas.</text:p>
      <text:p text:style-name="P471">En la sección anterior se observó cómo se comportan las redes asociadas a los países en distintos años, este<text:s/>capítulo se adentra en un análisis de regresión que tiene como objetivo explorar la relación entre el IPC y las medidas descriptivas de una red social<text:s/>trabajadas anteriormente (densidad, asortatividad, distancia geodésica promedio, tamaño de la componente gigante y grado medio).<text:s/></text:p>
      <text:p text:style-name="P472">La elección de emplear el enfoque de regresión se justifica por su capacidad para modelar la relación entre la variable respuesta (IPC) y las variables explicativas de manera cuantitativa. Al incorporar medidas<text:s/>descriptivas<text:s/>de la red social como predictores, buscamos identificar patrones y tendencias que<text:s/>muestren como el comportamiento de la red puede o no influir en la corrupción, las estadísticas descriptivas de la red fueron obtenidas por medio de <text:s/>\citep{migithup} y del IPC<text:s/>de<text:s/>\citep{}.</text:p>
      <text:p text:style-name="P473"/>
      <text:p text:style-name="P474"/>
      <text:p text:style-name="P475"/>
      <text:p text:style-name="P4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inherit" svg:font-family="inheri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s" style:country-asian="CO"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CO"/>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CO" fo:hyphenate="true"/>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CO"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CO"/>
    </style:style>
    <style:style style:name="y2iqfc" style:display-name="y2iqfc"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gie Villate</meta:initial-creator>
    <dc:creator>Angie Villate</dc:creator>
    <meta:creation-date>2023-09-22T00:07:00Z</meta:creation-date>
    <dc:date>2023-11-21T02:13:00Z</dc:date>
    <meta:template xlink:href="Normal.dotm" xlink:type="simple"/>
    <meta:editing-cycles>1</meta:editing-cycles>
    <meta:editing-duration>PT1091700S</meta:editing-duration>
    <meta:document-statistic meta:page-count="9" meta:paragraph-count="34" meta:word-count="2686" meta:character-count="17430" meta:row-count="123" meta:non-whitespace-character-count="14778"/>
  </office:meta>
</office:document-meta>
</file>